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0000000A2000000DF0E2208031353C9D2.png" manifest:media-type="image/png"/>
  <manifest:file-entry manifest:full-path="Pictures/100000000000082A000002C31666FA16878F479E.jpg" manifest:media-type="image/jpe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erif Condensed1" svg:font-family="'DejaVu Serif Condensed'" style:font-family-generic="roman"/>
    <style:font-face style:name="FreeSans1" svg:font-family="FreeSans" style:font-family-generic="swiss"/>
    <style:font-face style:name="Cabin" svg:font-family="Cabin" style:font-pitch="variable"/>
    <style:font-face style:name="DejaVu Serif Condensed" svg:font-family="'DejaVu Serif Condensed'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Open Sans" svg:font-family="'Ope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Open Sans1" svg:font-family="'Open Sans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6.701cm" fo:margin-left="-0.199cm" fo:margin-top="0cm" fo:margin-bottom="0cm" table:align="left" style:writing-mode="lr-tb"/>
    </style:style>
    <style:style style:name="Table1.A" style:family="table-column">
      <style:table-column-properties style:column-width="3.186cm"/>
    </style:style>
    <style:style style:name="Table1.B" style:family="table-column">
      <style:table-column-properties style:column-width="13.515cm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ffffff" fo:padding-left="0.182cm" fo:padding-right="0.191cm" fo:padding-top="0cm" fo:padding-bottom="0cm" fo:border="0.5pt solid #00000a">
        <style:background-image/>
      </style:table-cell-properties>
    </style:style>
    <style:style style:name="Table2" style:family="table">
      <style:table-properties style:width="17.434cm" fo:margin-left="-0.199cm" fo:margin-top="0cm" fo:margin-bottom="0cm" table:align="left" style:writing-mode="lr-tb"/>
    </style:style>
    <style:style style:name="Table2.A" style:family="table-column">
      <style:table-column-properties style:column-width="6.666cm"/>
    </style:style>
    <style:style style:name="Table2.B" style:family="table-column">
      <style:table-column-properties style:column-width="10.769cm"/>
    </style:style>
    <style:style style:name="Table2.1" style:family="table-row">
      <style:table-row-properties style:min-row-height="0.46cm" fo:keep-together="auto"/>
    </style:style>
    <style:style style:name="Table2.A1" style:family="table-cell">
      <style:table-cell-properties fo:background-color="#ffffff" fo:padding-left="0.182cm" fo:padding-right="0.191cm" fo:padding-top="0cm" fo:padding-bottom="0cm" fo:border="0.5pt solid #00000a">
        <style:background-image/>
      </style:table-cell-properties>
    </style:style>
    <style:style style:name="Table2.2" style:family="table-row">
      <style:table-row-properties style:min-row-height="0.963cm" fo:keep-together="auto"/>
    </style:style>
    <style:style style:name="Table3" style:family="table">
      <style:table-properties style:width="17.746cm" fo:margin-left="-0.199cm" fo:margin-top="0cm" fo:margin-bottom="0cm" table:align="left" style:writing-mode="lr-tb"/>
    </style:style>
    <style:style style:name="Table3.A" style:family="table-column">
      <style:table-column-properties style:column-width="17.746cm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#ffffff" fo:padding-left="0.182cm" fo:padding-right="0.191cm" fo:padding-top="0cm" fo:padding-bottom="0cm" fo:border="0.5pt solid #00000a">
        <style:background-image/>
      </style:table-cell-properties>
    </style:style>
    <style:style style:name="P1" style:family="paragraph" style:parent-style-name="Header">
      <style:paragraph-properties fo:margin-left="0cm" fo:margin-right="-0.095cm" fo:margin-top="0.106cm" fo:margin-bottom="0cm" loext:contextual-spacing="false" fo:text-align="end" style:justify-single-word="false" fo:text-indent="0cm" style:auto-text-indent="false">
        <style:tab-stops>
          <style:tab-stop style:position="8.001cm" style:type="center"/>
          <style:tab-stop style:position="16.002cm" style:type="right"/>
          <style:tab-stop style:position="17.145cm" style:type="right"/>
        </style:tab-stops>
      </style:paragraph-properties>
    </style:style>
    <style:style style:name="P2" style:family="paragraph" style:parent-style-name="Standard">
      <style:paragraph-properties fo:margin-top="0.106cm" fo:margin-bottom="0cm" loext:contextual-spacing="false"/>
      <style:text-properties fo:color="#00000a" style:font-name="Calibri" fo:font-size="10pt" fo:language="fr" fo:country="FR" fo:font-weight="bold" style:font-name-asian="Calibri1" style:font-size-asian="10pt" style:language-asian="fr" style:country-asian="FR" style:font-weight-asian="bold" style:font-name-complex="Open Sans1" style:font-size-complex="12pt" style:language-complex="ar" style:country-complex="SA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text-properties fo:color="#00000a" style:font-name="Open Sans" fo:font-size="10pt" fo:language="fr" fo:country="FR" fo:font-weight="bold" style:font-name-asian="Times New Roman1" style:font-size-asian="10pt" style:language-asian="fr" style:country-asian="FR" style:font-weight-asian="bold" style:font-name-complex="Open Sans1" style:font-size-complex="12pt" style:language-complex="ar" style:country-complex="SA"/>
    </style:style>
    <style:style style:name="P5" style:family="paragraph" style:parent-style-name="Standard">
      <style:paragraph-properties>
        <style:tab-stops>
          <style:tab-stop style:position="10.001cm" style:leader-style="dotted" style:leader-text="."/>
          <style:tab-stop style:position="17.002cm" style:leader-style="dotted" style:leader-text="."/>
          <style:tab-stop style:position="17.253cm" style:leader-style="dotted" style:leader-text="."/>
        </style:tab-stops>
      </style:paragraph-properties>
      <style:text-properties fo:color="#00000a" style:font-name="Open Sans" fo:font-size="10pt" fo:language="fr" fo:country="FR" fo:font-weight="bold" style:font-name-asian="Times New Roman1" style:font-size-asian="10pt" style:language-asian="fr" style:country-asian="FR" style:font-weight-asian="bold" style:font-name-complex="Open Sans1" style:font-size-complex="12pt" style:language-complex="ar" style:country-complex="SA"/>
    </style:style>
    <style:style style:name="P6" style:family="paragraph" style:parent-style-name="Standard">
      <style:paragraph-properties>
        <style:tab-stops>
          <style:tab-stop style:position="7.752cm" style:leader-style="dotted" style:leader-text="."/>
          <style:tab-stop style:position="8.752cm" style:leader-style="dotted" style:leader-text="."/>
          <style:tab-stop style:position="10.001cm" style:leader-style="dotted" style:leader-text="."/>
          <style:tab-stop style:position="17.002cm" style:leader-style="dotted" style:leader-text="."/>
          <style:tab-stop style:position="17.253cm" style:leader-style="dotted" style:leader-text="."/>
        </style:tab-stops>
      </style:paragraph-properties>
      <style:text-properties fo:color="#00000a" style:font-name="Open Sans" fo:font-size="10pt" fo:language="fr" fo:country="FR" fo:font-weight="bold" style:font-name-asian="Times New Roman1" style:font-size-asian="10pt" style:language-asian="fr" style:country-asian="FR" style:font-weight-asian="bold" style:font-name-complex="Open Sans1" style:font-size-complex="10pt" style:language-complex="ar" style:country-complex="SA"/>
    </style:style>
    <style:style style:name="P7" style:family="paragraph" style:parent-style-name="Standard">
      <style:text-properties fo:color="#00000a" style:font-name="Open Sans" fo:font-size="10pt" fo:language="fr" fo:country="FR" fo:font-weight="bold" style:font-name-asian="Calibri1" style:font-size-asian="10pt" style:language-asian="fr" style:country-asian="FR" style:font-weight-asian="bold" style:font-name-complex="Open Sans1" style:font-size-complex="12pt" style:language-complex="ar" style:country-complex="SA" style:font-weight-complex="bold"/>
    </style:style>
    <style:style style:name="P8" style:family="paragraph" style:parent-style-name="Standard">
      <style:paragraph-properties>
        <style:tab-stops>
          <style:tab-stop style:position="7.752cm" style:leader-style="dotted" style:leader-text="."/>
          <style:tab-stop style:position="8.752cm" style:leader-style="dotted" style:leader-text="."/>
          <style:tab-stop style:position="10.001cm" style:leader-style="dotted" style:leader-text="."/>
          <style:tab-stop style:position="17.002cm" style:leader-style="dotted" style:leader-text="."/>
          <style:tab-stop style:position="17.253cm" style:leader-style="dotted" style:leader-text="."/>
        </style:tab-stops>
      </style:paragraph-properties>
      <style:text-properties fo:color="#00000a" style:font-name="Open Sans" fo:font-size="10pt" fo:language="fr" fo:country="FR" fo:font-weight="bold" style:font-name-asian="Calibri1" style:font-size-asian="10pt" style:language-asian="fr" style:country-asian="FR" style:font-weight-asian="bold" style:font-name-complex="Open Sans1" style:font-size-complex="10pt" style:language-complex="ar" style:country-complex="SA"/>
    </style:style>
    <style:style style:name="P9" style:family="paragraph" style:parent-style-name="Standard">
      <style:text-properties fo:color="#00000a" style:font-name="Open Sans" fo:font-size="10pt" fo:language="fr" fo:country="FR" style:font-name-asian="Times New Roman1" style:font-size-asian="10pt" style:language-asian="fr" style:country-asian="FR" style:font-name-complex="Open Sans1" style:font-size-complex="12pt" style:language-complex="ar" style:country-complex="SA"/>
    </style:style>
    <style:style style:name="P10" style:family="paragraph" style:parent-style-name="Standard">
      <style:paragraph-properties>
        <style:tab-stops>
          <style:tab-stop style:position="7.752cm" style:leader-style="dotted" style:leader-text="."/>
          <style:tab-stop style:position="8.752cm" style:leader-style="dotted" style:leader-text="."/>
          <style:tab-stop style:position="10.001cm" style:leader-style="dotted" style:leader-text="."/>
          <style:tab-stop style:position="17.002cm" style:leader-style="dotted" style:leader-text="."/>
          <style:tab-stop style:position="17.253cm" style:leader-style="dotted" style:leader-text="."/>
        </style:tab-stops>
      </style:paragraph-properties>
      <style:text-properties fo:color="#00000a" style:font-name="Open Sans" fo:font-size="10pt" fo:language="fr" fo:country="FR" style:font-name-asian="Times New Roman1" style:font-size-asian="10pt" style:language-asian="fr" style:country-asian="FR" style:font-name-complex="Open Sans1" style:font-size-complex="10pt" style:language-complex="ar" style:country-complex="SA"/>
    </style:style>
    <style:style style:name="P11" style:family="paragraph" style:parent-style-name="Standard">
      <style:text-properties fo:color="#00000a" style:font-name="Open Sans" fo:font-size="10pt" fo:language="fr" fo:country="FR" fo:font-style="italic" style:font-name-asian="Times New Roman1" style:font-size-asian="10pt" style:language-asian="fr" style:country-asian="FR" style:font-style-asian="italic" style:font-name-complex="Open Sans1" style:font-size-complex="12pt" style:language-complex="ar" style:country-complex="SA"/>
    </style:style>
    <style:style style:name="P12" style:family="paragraph" style:parent-style-name="Standard">
      <style:paragraph-properties>
        <style:tab-stops>
          <style:tab-stop style:position="7.752cm" style:leader-style="dotted" style:leader-text="."/>
          <style:tab-stop style:position="8.752cm" style:leader-style="dotted" style:leader-text="."/>
          <style:tab-stop style:position="10.001cm" style:leader-style="dotted" style:leader-text="."/>
          <style:tab-stop style:position="17.002cm" style:leader-style="dotted" style:leader-text="."/>
          <style:tab-stop style:position="17.253cm" style:leader-style="dotted" style:leader-text="."/>
        </style:tab-stops>
      </style:paragraph-properties>
      <style:text-properties fo:color="#00000a" style:font-name="Open Sans" fo:font-size="10pt" fo:language="fr" fo:country="FR" style:font-name-asian="Calibri1" style:font-size-asian="10pt" style:language-asian="fr" style:country-asian="FR" style:font-name-complex="Open Sans1" style:font-size-complex="10pt" style:language-complex="ar" style:country-complex="SA"/>
    </style:style>
    <style:style style:name="P13" style:family="paragraph" style:parent-style-name="Standard">
      <style:text-properties fo:color="#00000a" style:font-name="Open Sans" fo:font-size="10pt" fo:language="fr" fo:country="FR" style:font-name-asian="Calibri1" style:font-size-asian="10pt" style:language-asian="fr" style:country-asian="FR" style:font-name-complex="Open Sans1" style:font-size-complex="12pt" style:language-complex="ar" style:country-complex="SA"/>
    </style:style>
    <style:style style:name="P14" style:family="paragraph" style:parent-style-name="Standard">
      <style:paragraph-properties>
        <style:tab-stops>
          <style:tab-stop style:position="2.251cm" style:leader-style="dotted" style:leader-text="."/>
          <style:tab-stop style:position="3cm" style:leader-style="dotted" style:leader-text="."/>
          <style:tab-stop style:position="4.001cm" style:leader-style="dotted" style:leader-text="."/>
          <style:tab-stop style:position="10.001cm" style:leader-style="dotted" style:leader-text="."/>
          <style:tab-stop style:position="17.002cm" style:leader-style="dotted" style:leader-text="."/>
          <style:tab-stop style:position="17.253cm" style:leader-style="dotted" style:leader-text="."/>
        </style:tab-stops>
      </style:paragraph-properties>
      <style:text-properties fo:color="#00000a" style:font-name="Open Sans" fo:font-size="10pt" fo:language="fr" fo:country="FR" style:font-name-asian="Calibri1" style:font-size-asian="10pt" style:language-asian="fr" style:country-asian="FR" style:font-name-complex="Open Sans1" style:font-size-complex="12pt" style:language-complex="ar" style:country-complex="SA"/>
    </style:style>
    <style:style style:name="P15" style:family="paragraph" style:parent-style-name="Standard">
      <style:paragraph-properties>
        <style:tab-stops>
          <style:tab-stop style:position="7.752cm" style:leader-style="dotted" style:leader-text="."/>
          <style:tab-stop style:position="8.752cm" style:leader-style="dotted" style:leader-text="."/>
          <style:tab-stop style:position="10.001cm" style:leader-style="dotted" style:leader-text="."/>
          <style:tab-stop style:position="17.002cm" style:leader-style="dotted" style:leader-text="."/>
          <style:tab-stop style:position="17.253cm" style:leader-style="dotted" style:leader-text="."/>
        </style:tab-stops>
      </style:paragraph-properties>
      <style:text-properties fo:color="#00000a" style:font-name="Open Sans" fo:font-size="11pt" fo:language="fr" fo:country="FR" style:font-name-asian="Times New Roman1" style:font-size-asian="11pt" style:language-asian="fr" style:country-asian="FR" style:font-name-complex="Open Sans1" style:font-size-complex="10pt" style:language-complex="ar" style:country-complex="SA"/>
    </style:style>
    <style:style style:name="P16" style:family="paragraph" style:parent-style-name="Standard">
      <style:paragraph-properties>
        <style:tab-stops>
          <style:tab-stop style:position="2.251cm" style:leader-style="dotted" style:leader-text="."/>
          <style:tab-stop style:position="3cm" style:leader-style="dotted" style:leader-text="."/>
          <style:tab-stop style:position="4.001cm" style:leader-style="dotted" style:leader-text="."/>
          <style:tab-stop style:position="10.001cm" style:leader-style="dotted" style:leader-text="."/>
          <style:tab-stop style:position="17.002cm" style:leader-style="dotted" style:leader-text="."/>
          <style:tab-stop style:position="17.253cm" style:leader-style="dotted" style:leader-text="."/>
        </style:tab-stops>
      </style:paragraph-properties>
      <style:text-properties fo:color="#64003c" style:font-name="Open Sans" fo:font-size="10pt" fo:language="fr" fo:country="FR" fo:font-weight="bold" style:font-name-asian="Times New Roman1" style:font-size-asian="10pt" style:language-asian="fr" style:country-asian="FR" style:font-weight-asian="bold" style:font-name-complex="Open Sans1" style:font-size-complex="12pt" style:language-complex="ar" style:country-complex="SA"/>
    </style:style>
    <style:style style:name="P17" style:family="paragraph" style:parent-style-name="Standard">
      <style:text-properties fo:color="#64003c" style:font-name="Open Sans" fo:font-size="10pt" fo:language="fr" fo:country="FR" fo:font-weight="bold" style:font-name-asian="Calibri1" style:font-size-asian="10pt" style:language-asian="fr" style:country-asian="FR" style:font-weight-asian="bold" style:font-name-complex="Open Sans1" style:font-size-complex="12pt" style:language-complex="ar" style:country-complex="SA" style:font-weight-complex="bold"/>
    </style:style>
    <style:style style:name="P18" style:family="paragraph" style:parent-style-name="Standard">
      <style:paragraph-properties>
        <style:tab-stops>
          <style:tab-stop style:position="2.251cm" style:leader-style="dotted" style:leader-text="."/>
          <style:tab-stop style:position="3cm" style:leader-style="dotted" style:leader-text="."/>
          <style:tab-stop style:position="4.001cm" style:leader-style="dotted" style:leader-text="."/>
          <style:tab-stop style:position="10.001cm" style:leader-style="dotted" style:leader-text="."/>
          <style:tab-stop style:position="17.002cm" style:leader-style="dotted" style:leader-text="."/>
          <style:tab-stop style:position="17.253cm" style:leader-style="dotted" style:leader-text="."/>
        </style:tab-stops>
      </style:paragraph-properties>
    </style:style>
    <style:style style:name="P19" style:family="paragraph" style:parent-style-name="Standard">
      <style:paragraph-properties>
        <style:tab-stops>
          <style:tab-stop style:position="2.251cm" style:leader-style="dotted" style:leader-text="."/>
          <style:tab-stop style:position="3cm" style:leader-style="dotted" style:leader-text="."/>
          <style:tab-stop style:position="4.001cm" style:leader-style="dotted" style:leader-text="."/>
          <style:tab-stop style:position="10.001cm" style:leader-style="dotted" style:leader-text="."/>
          <style:tab-stop style:position="17.002cm" style:leader-style="dotted" style:leader-text="."/>
          <style:tab-stop style:position="17.253cm" style:leader-style="dotted" style:leader-text="."/>
        </style:tab-stops>
      </style:paragraph-properties>
      <style:text-properties officeooo:paragraph-rsid="0008f206"/>
    </style:style>
    <style:style style:name="P20" style:family="paragraph" style:parent-style-name="Standard">
      <style:paragraph-properties>
        <style:tab-stops>
          <style:tab-stop style:position="10.001cm" style:leader-style="dotted" style:leader-text="."/>
          <style:tab-stop style:position="17.002cm" style:leader-style="dotted" style:leader-text="."/>
          <style:tab-stop style:position="17.253cm" style:leader-style="dotted" style:leader-text="."/>
        </style:tab-stops>
      </style:paragraph-properties>
    </style:style>
    <style:style style:name="P21" style:family="paragraph" style:parent-style-name="Standard">
      <style:paragraph-properties>
        <style:tab-stops>
          <style:tab-stop style:position="9.001cm" style:leader-style="dotted" style:leader-text="."/>
          <style:tab-stop style:position="17.002cm" style:leader-style="dotted" style:leader-text="."/>
          <style:tab-stop style:position="17.253cm" style:leader-style="dotted" style:leader-text="."/>
        </style:tab-stops>
      </style:paragraph-properties>
    </style:style>
    <style:style style:name="P22" style:family="paragraph" style:parent-style-name="Standard">
      <style:paragraph-properties>
        <style:tab-stops>
          <style:tab-stop style:position="7.752cm" style:leader-style="dotted" style:leader-text="."/>
          <style:tab-stop style:position="8.752cm" style:leader-style="dotted" style:leader-text="."/>
          <style:tab-stop style:position="10.001cm" style:leader-style="dotted" style:leader-text="."/>
          <style:tab-stop style:position="17.002cm" style:leader-style="dotted" style:leader-text="."/>
          <style:tab-stop style:position="17.253cm" style:leader-style="dotted" style:leader-text="."/>
        </style:tab-stops>
      </style:paragraph-properties>
    </style:style>
    <style:style style:name="P23" style:family="paragraph" style:parent-style-name="Standard">
      <style:text-properties officeooo:paragraph-rsid="0005a0c1"/>
    </style:style>
    <style:style style:name="P24" style:family="paragraph" style:parent-style-name="Standard">
      <style:paragraph-properties fo:margin-top="0cm" fo:margin-bottom="0.212cm" loext:contextual-spacing="false" fo:text-align="justify" style:justify-single-word="false"/>
      <style:text-properties fo:color="#00000a" style:font-name="Open Sans" fo:font-size="9pt" fo:language="fr" fo:country="FR" fo:font-style="italic" style:text-underline-style="solid" style:text-underline-width="auto" style:text-underline-color="font-color" style:font-name-asian="Times New Roman1" style:font-size-asian="9pt" style:language-asian="fr" style:country-asian="FR" style:font-style-asian="italic" style:font-name-complex="Open Sans1" style:font-size-complex="9pt" style:language-complex="ar" style:country-complex="SA"/>
    </style:style>
    <style:style style:name="P25" style:family="paragraph" style:parent-style-name="Standard">
      <style:paragraph-properties fo:margin-top="0cm" fo:margin-bottom="0.212cm" loext:contextual-spacing="false" fo:text-align="justify" style:justify-single-word="false"/>
    </style:style>
    <style:style style:name="P26" style:family="paragraph" style:parent-style-name="Standard">
      <style:paragraph-properties fo:margin-top="0.212cm" fo:margin-bottom="0cm" loext:contextual-spacing="false"/>
    </style:style>
    <style:style style:name="P27" style:family="paragraph" style:parent-style-name="Standard">
      <style:paragraph-properties fo:margin-top="0.212cm" fo:margin-bottom="0.212cm" loext:contextual-spacing="false"/>
    </style:style>
    <style:style style:name="P28" style:family="paragraph" style:parent-style-name="Standard">
      <style:paragraph-properties fo:margin-top="0.212cm" fo:margin-bottom="0.212cm" loext:contextual-spacing="false"/>
      <style:text-properties fo:color="#00000a" style:font-name="Open Sans" fo:font-size="10pt" fo:language="fr" fo:country="FR" fo:font-weight="bold" officeooo:rsid="000ceccc" officeooo:paragraph-rsid="000ceccc" style:font-name-asian="Times New Roman1" style:font-size-asian="10pt" style:language-asian="fr" style:country-asian="FR" style:font-weight-asian="bold" style:font-name-complex="Open Sans1" style:font-size-complex="11pt" style:language-complex="ar" style:country-complex="SA" style:font-weight-complex="bold"/>
    </style:style>
    <style:style style:name="P29" style:family="paragraph" style:parent-style-name="Standard">
      <style:paragraph-properties fo:margin-top="0.212cm" fo:margin-bottom="0.212cm" loext:contextual-spacing="false"/>
      <style:text-properties fo:color="#000000" style:font-name="Open Sans" fo:font-size="10pt" fo:language="fr" fo:country="FR" fo:font-weight="bold" officeooo:rsid="000ceccc" officeooo:paragraph-rsid="000ceccc" style:font-name-asian="Times New Roman1" style:font-size-asian="10pt" style:language-asian="fr" style:country-asian="FR" style:font-weight-asian="bold" style:font-name-complex="Open Sans1" style:font-size-complex="11pt" style:language-complex="ar" style:country-complex="SA" style:font-weight-complex="bold"/>
    </style:style>
    <style:style style:name="P30" style:family="paragraph" style:parent-style-name="Standard">
      <style:paragraph-properties fo:margin-top="0cm" fo:margin-bottom="0.353cm" loext:contextual-spacing="false" fo:line-height="115%" fo:text-align="justify" style:justify-single-word="false"/>
      <style:text-properties fo:color="#00000a" style:font-name="Open Sans" fo:font-size="10pt" fo:language="fr" fo:country="FR" style:font-name-asian="Times New Roman1" style:font-size-asian="10pt" style:language-asian="fr" style:country-asian="FR" style:font-name-complex="Open Sans1" style:font-size-complex="10pt" style:language-complex="ar" style:country-complex="SA"/>
    </style:style>
    <style:style style:name="P31" style:family="paragraph" style:parent-style-name="Standard">
      <style:paragraph-properties fo:margin-top="0cm" fo:margin-bottom="0.353cm" loext:contextual-spacing="false" fo:line-height="115%"/>
      <style:text-properties fo:color="#00000a" style:font-name="Open Sans" fo:font-size="10pt" fo:language="fr" fo:country="FR" fo:font-weight="bold" style:font-name-asian="Times New Roman1" style:font-size-asian="10pt" style:language-asian="fr" style:country-asian="FR" style:font-weight-asian="bold" style:font-name-complex="Open Sans1" style:font-size-complex="10pt" style:language-complex="ar" style:country-complex="SA"/>
    </style:style>
    <style:style style:name="P32" style:family="paragraph" style:parent-style-name="Standard">
      <style:paragraph-properties fo:margin-left="1.136cm" fo:margin-right="0cm" fo:margin-top="0.106cm" fo:margin-bottom="0.353cm" loext:contextual-spacing="false" fo:line-height="115%" fo:text-indent="0cm" style:auto-text-indent="false"/>
      <style:text-properties fo:color="#00000a" style:font-name="Open Sans" fo:font-size="10pt" fo:language="fr" fo:country="FR" fo:font-weight="bold" style:font-name-asian="Times New Roman1" style:font-size-asian="10pt" style:language-asian="fr" style:country-asian="FR" style:font-weight-asian="bold" style:font-name-complex="Open Sans1" style:font-size-complex="10pt" style:language-complex="ar" style:country-complex="SA"/>
    </style:style>
    <style:style style:name="P33" style:family="paragraph" style:parent-style-name="Header">
      <style:paragraph-properties fo:text-align="justify" style:justify-single-word="false">
        <style:tab-stops>
          <style:tab-stop style:position="8.001cm" style:leader-style="dotted" style:leader-text="."/>
          <style:tab-stop style:position="16.002cm" style:type="right"/>
        </style:tab-stops>
      </style:paragraph-properties>
    </style:style>
    <style:style style:name="P34" style:family="paragraph" style:parent-style-name="Header">
      <style:paragraph-properties fo:text-align="justify" style:justify-single-word="false">
        <style:tab-stops>
          <style:tab-stop style:position="8.001cm" style:type="center"/>
          <style:tab-stop style:position="10.001cm" style:leader-style="dotted" style:leader-text="."/>
          <style:tab-stop style:position="16.002cm" style:type="right"/>
        </style:tab-stops>
      </style:paragraph-properties>
    </style:style>
    <style:style style:name="P35" style:family="paragraph" style:parent-style-name="Header">
      <style:paragraph-properties>
        <style:tab-stops>
          <style:tab-stop style:position="8.001cm" style:type="center"/>
          <style:tab-stop style:position="14.753cm" style:leader-style="dotted" style:leader-text="."/>
          <style:tab-stop style:position="16.002cm" style:type="right"/>
          <style:tab-stop style:position="17.503cm" style:leader-style="dotted" style:leader-text="."/>
        </style:tab-stops>
      </style:paragraph-properties>
      <style:text-properties style:font-name="Open Sans" fo:font-size="10pt" style:font-size-asian="10pt" style:font-name-complex="Open Sans1" style:font-size-complex="10pt"/>
    </style:style>
    <style:style style:name="P36" style:family="paragraph" style:parent-style-name="Header">
      <style:paragraph-properties>
        <style:tab-stops>
          <style:tab-stop style:position="8.001cm" style:type="center"/>
          <style:tab-stop style:position="14.753cm" style:leader-style="dotted" style:leader-text="."/>
          <style:tab-stop style:position="16.002cm" style:type="right"/>
          <style:tab-stop style:position="17.503cm" style:leader-style="dotted" style:leader-text="."/>
        </style:tab-stops>
      </style:paragraph-properties>
    </style:style>
    <style:style style:name="P37" style:family="paragraph" style:parent-style-name="Header">
      <style:paragraph-properties fo:margin-left="0cm" fo:margin-right="0.247cm" fo:text-align="justify" style:justify-single-word="false" fo:text-indent="0cm" style:auto-text-indent="false"/>
    </style:style>
    <style:style style:name="P38" style:family="paragraph" style:parent-style-name="Header">
      <style:paragraph-properties fo:margin-left="0cm" fo:margin-right="-0.252cm" fo:text-indent="0cm" style:auto-text-indent="false"/>
    </style:style>
    <style:style style:name="P39" style:family="paragraph" style:parent-style-name="Header">
      <style:paragraph-properties fo:margin-left="0cm" fo:margin-right="-0.252cm" fo:text-indent="0cm" style:auto-text-indent="false"/>
      <style:text-properties fo:color="#00000a" style:font-name="Open Sans" fo:font-size="10pt" fo:language="fr" fo:country="FR" style:font-name-asian="Calibri1" style:font-size-asian="10pt" style:language-asian="en" style:country-asian="US" style:font-name-complex="Open Sans1" style:font-size-complex="11pt" style:language-complex="ar" style:country-complex="SA"/>
    </style:style>
    <style:style style:name="P40" style:family="paragraph" style:parent-style-name="Header">
      <style:paragraph-properties fo:margin-left="0cm" fo:margin-right="-0.252cm" fo:text-indent="0cm" style:auto-text-indent="false"/>
      <style:text-properties fo:color="#00000a" style:font-name="Open Sans" fo:font-size="10pt" fo:language="fr" fo:country="FR" style:font-name-asian="Calibri1" style:font-size-asian="10pt" style:language-asian="en" style:country-asian="US" style:font-name-complex="Open Sans1" style:font-size-complex="10pt" style:language-complex="ar" style:country-complex="SA"/>
    </style:style>
    <style:style style:name="P41" style:family="paragraph" style:parent-style-name="Standard" style:master-page-name="Standard">
      <style:paragraph-properties fo:margin-top="0.106cm" fo:margin-bottom="0cm" loext:contextual-spacing="false" fo:text-align="center" style:justify-single-word="false" style:page-number="auto"/>
      <style:text-properties fo:text-transform="uppercase" fo:color="#64003c" style:font-name="Open Sans" fo:font-size="14pt" fo:font-weight="bold" style:font-size-asian="14pt" style:font-weight-asian="bold" style:font-name-complex="Open Sans1" style:font-style-complex="italic"/>
    </style:style>
    <style:style style:name="P42" style:family="paragraph" style:parent-style-name="Standard">
      <style:paragraph-properties fo:margin-top="0.106cm" fo:margin-bottom="0cm" loext:contextual-spacing="false"/>
      <style:text-properties fo:color="#64003c" style:font-name="Open Sans" fo:font-weight="bold" style:font-name-asian="Calibri1" style:font-weight-asian="bold" style:font-name-complex="Open Sans1" style:font-weight-complex="bold"/>
    </style:style>
    <style:style style:name="P43" style:family="paragraph" style:parent-style-name="Standard">
      <style:paragraph-properties fo:margin-top="0.106cm" fo:margin-bottom="0cm" loext:contextual-spacing="false" fo:text-align="center" style:justify-single-word="false"/>
      <style:text-properties fo:color="#64003c" style:font-name="Open Sans" fo:font-weight="bold" style:font-name-asian="Calibri1" style:font-weight-asian="bold" style:font-name-complex="Open Sans1" style:font-weight-complex="bold"/>
    </style:style>
    <style:style style:name="P44" style:family="paragraph" style:parent-style-name="Standard">
      <style:paragraph-properties fo:margin-top="0.106cm" fo:margin-bottom="0cm" loext:contextual-spacing="false">
        <style:tab-stops>
          <style:tab-stop style:position="7.752cm" style:leader-style="dotted" style:leader-text="."/>
          <style:tab-stop style:position="8.752cm" style:leader-style="dotted" style:leader-text="."/>
          <style:tab-stop style:position="10.001cm" style:leader-style="dotted" style:leader-text="."/>
          <style:tab-stop style:position="17.002cm" style:leader-style="dotted" style:leader-text="."/>
          <style:tab-stop style:position="17.253cm" style:leader-style="dotted" style:leader-text="."/>
        </style:tab-stops>
      </style:paragraph-properties>
      <style:text-properties fo:color="#64003c" style:font-name="Open Sans" fo:font-size="11pt" fo:font-weight="bold" style:font-name-asian="Calibri1" style:font-size-asian="11pt" style:font-weight-asian="bold" style:font-name-complex="Open Sans1" style:font-size-complex="10pt"/>
    </style:style>
    <style:style style:name="P45" style:family="paragraph" style:parent-style-name="Standard">
      <style:paragraph-properties fo:margin-top="0.106cm" fo:margin-bottom="0cm" loext:contextual-spacing="false"/>
      <style:text-properties style:font-name="Open Sans" fo:font-weight="bold" style:font-name-asian="Calibri1" style:font-weight-asian="bold" style:font-name-complex="Open Sans1" style:font-weight-complex="bold"/>
    </style:style>
    <style:style style:name="P46" style:family="paragraph" style:parent-style-name="Standard">
      <style:paragraph-properties fo:margin-top="0.106cm" fo:margin-bottom="0cm" loext:contextual-spacing="false">
        <style:tab-stops>
          <style:tab-stop style:position="2.251cm" style:leader-style="dotted" style:leader-text="."/>
          <style:tab-stop style:position="3cm" style:leader-style="dotted" style:leader-text="."/>
          <style:tab-stop style:position="4.001cm" style:leader-style="dotted" style:leader-text="."/>
          <style:tab-stop style:position="10.001cm" style:leader-style="dotted" style:leader-text="."/>
          <style:tab-stop style:position="17.002cm" style:leader-style="dotted" style:leader-text="."/>
          <style:tab-stop style:position="17.253cm" style:leader-style="dotted" style:leader-text="."/>
        </style:tab-stops>
      </style:paragraph-properties>
      <style:text-properties style:font-name="Open Sans" style:font-name-asian="Calibri1" style:font-name-complex="Open Sans1"/>
    </style:style>
    <style:style style:name="P47" style:family="paragraph" style:parent-style-name="Standard">
      <style:paragraph-properties fo:margin-top="0.106cm" fo:margin-bottom="0cm" loext:contextual-spacing="false"/>
      <style:text-properties fo:font-weight="bold" style:font-name-asian="Calibri1" style:font-weight-asian="bold" style:font-name-complex="Open Sans1" style:font-size-complex="12pt"/>
    </style:style>
    <style:style style:name="P48" style:family="paragraph" style:parent-style-name="Standard">
      <style:paragraph-properties>
        <style:tab-stops>
          <style:tab-stop style:position="2.251cm" style:leader-style="dotted" style:leader-text="."/>
          <style:tab-stop style:position="3cm" style:leader-style="dotted" style:leader-text="."/>
          <style:tab-stop style:position="4.001cm" style:leader-style="dotted" style:leader-text="."/>
          <style:tab-stop style:position="10.001cm" style:leader-style="dotted" style:leader-text="."/>
          <style:tab-stop style:position="17.002cm" style:leader-style="dotted" style:leader-text="."/>
          <style:tab-stop style:position="17.253cm" style:leader-style="dotted" style:leader-text="."/>
        </style:tab-stops>
      </style:paragraph-properties>
      <style:text-properties fo:color="#64003c" style:font-name="Open Sans" fo:font-size="11pt" fo:font-weight="bold" style:font-size-asian="11pt" style:font-weight-asian="bold" style:font-name-complex="Open Sans1"/>
    </style:style>
    <style:style style:name="P49" style:family="paragraph" style:parent-style-name="Standard">
      <style:paragraph-properties>
        <style:tab-stops>
          <style:tab-stop style:position="7.752cm" style:leader-style="dotted" style:leader-text="."/>
          <style:tab-stop style:position="8.752cm" style:leader-style="dotted" style:leader-text="."/>
          <style:tab-stop style:position="10.001cm" style:leader-style="dotted" style:leader-text="."/>
          <style:tab-stop style:position="17.002cm" style:leader-style="dotted" style:leader-text="."/>
          <style:tab-stop style:position="17.253cm" style:leader-style="dotted" style:leader-text="."/>
        </style:tab-stops>
      </style:paragraph-properties>
      <style:text-properties fo:color="#64003c" style:font-name="Open Sans" fo:font-size="11pt" fo:font-weight="bold" style:font-size-asian="11pt" style:font-weight-asian="bold" style:font-name-complex="Open Sans1" style:font-size-complex="10pt"/>
    </style:style>
    <style:style style:name="P50" style:family="paragraph" style:parent-style-name="Standard">
      <style:paragraph-properties>
        <style:tab-stops>
          <style:tab-stop style:position="7.752cm" style:leader-style="dotted" style:leader-text="."/>
          <style:tab-stop style:position="8.752cm" style:leader-style="dotted" style:leader-text="."/>
          <style:tab-stop style:position="10.001cm" style:leader-style="dotted" style:leader-text="."/>
          <style:tab-stop style:position="17.002cm" style:leader-style="dotted" style:leader-text="."/>
          <style:tab-stop style:position="17.253cm" style:leader-style="dotted" style:leader-text="."/>
        </style:tab-stops>
      </style:paragraph-properties>
      <style:text-properties fo:color="#64003c" style:font-name="Open Sans" fo:font-style="italic" style:font-name-asian="Calibri1" style:font-style-asian="italic" style:font-name-complex="Open Sans1" style:font-size-complex="11pt"/>
    </style:style>
    <style:style style:name="P51" style:family="paragraph" style:parent-style-name="Standard">
      <style:paragraph-properties>
        <style:tab-stops>
          <style:tab-stop style:position="2.251cm" style:leader-style="dotted" style:leader-text="."/>
          <style:tab-stop style:position="3cm" style:leader-style="dotted" style:leader-text="."/>
          <style:tab-stop style:position="4.001cm" style:leader-style="dotted" style:leader-text="."/>
          <style:tab-stop style:position="10.001cm" style:leader-style="dotted" style:leader-text="."/>
          <style:tab-stop style:position="17.002cm" style:leader-style="dotted" style:leader-text="."/>
          <style:tab-stop style:position="17.253cm" style:leader-style="dotted" style:leader-text="."/>
        </style:tab-stops>
      </style:paragraph-properties>
      <style:text-properties style:font-name="Open Sans" fo:font-weight="bold" style:font-weight-asian="bold" style:font-name-complex="Open Sans1"/>
    </style:style>
    <style:style style:name="P52" style:family="paragraph" style:parent-style-name="Standard">
      <style:text-properties style:font-name="Open Sans" fo:font-weight="bold" officeooo:paragraph-rsid="0005a0c1" style:font-weight-asian="bold" style:font-name-complex="Open Sans1"/>
    </style:style>
    <style:style style:name="P53" style:family="paragraph" style:parent-style-name="Standard">
      <style:text-properties style:font-name="Open Sans" fo:font-weight="bold" style:font-weight-asian="bold" style:font-name-complex="Open Sans1" style:font-weight-complex="bold"/>
    </style:style>
    <style:style style:name="P54" style:family="paragraph" style:parent-style-name="Standard">
      <style:paragraph-properties>
        <style:tab-stops>
          <style:tab-stop style:position="7.752cm" style:leader-style="dotted" style:leader-text="."/>
          <style:tab-stop style:position="8.752cm" style:leader-style="dotted" style:leader-text="."/>
          <style:tab-stop style:position="10.001cm" style:leader-style="dotted" style:leader-text="."/>
          <style:tab-stop style:position="17.002cm" style:leader-style="dotted" style:leader-text="."/>
          <style:tab-stop style:position="17.253cm" style:leader-style="dotted" style:leader-text="."/>
        </style:tab-stops>
      </style:paragraph-properties>
      <style:text-properties style:font-name="Open Sans" fo:font-weight="bold" style:font-name-asian="Calibri1" style:font-weight-asian="bold" style:font-name-complex="Open Sans1" style:font-size-complex="10pt"/>
    </style:style>
    <style:style style:name="P55" style:family="paragraph" style:parent-style-name="Standard">
      <style:paragraph-properties>
        <style:tab-stops>
          <style:tab-stop style:position="7.752cm" style:leader-style="dotted" style:leader-text="."/>
          <style:tab-stop style:position="8.752cm" style:leader-style="dotted" style:leader-text="."/>
          <style:tab-stop style:position="10.001cm" style:leader-style="dotted" style:leader-text="."/>
          <style:tab-stop style:position="17.002cm" style:leader-style="dotted" style:leader-text="."/>
          <style:tab-stop style:position="17.253cm" style:leader-style="dotted" style:leader-text="."/>
        </style:tab-stops>
      </style:paragraph-properties>
      <style:text-properties style:font-name="Open Sans" style:font-name-complex="Open Sans1" style:font-size-complex="10pt"/>
    </style:style>
    <style:style style:name="P56" style:family="paragraph" style:parent-style-name="Standard">
      <style:text-properties style:font-name="Open Sans" fo:font-style="italic" style:font-style-asian="italic" style:font-name-complex="Open Sans1"/>
    </style:style>
    <style:style style:name="P57" style:family="paragraph" style:parent-style-name="Standard">
      <style:paragraph-properties>
        <style:tab-stops>
          <style:tab-stop style:position="7.752cm" style:leader-style="dotted" style:leader-text="."/>
          <style:tab-stop style:position="8.752cm" style:leader-style="dotted" style:leader-text="."/>
          <style:tab-stop style:position="10.001cm" style:leader-style="dotted" style:leader-text="."/>
          <style:tab-stop style:position="17.002cm" style:leader-style="dotted" style:leader-text="."/>
          <style:tab-stop style:position="17.253cm" style:leader-style="dotted" style:leader-text="."/>
        </style:tab-stops>
      </style:paragraph-properties>
      <style:text-properties style:font-name="Open Sans" style:font-name-asian="Calibri1" style:font-name-complex="Open Sans1" style:font-size-complex="10pt"/>
    </style:style>
    <style:style style:name="P58" style:family="paragraph" style:parent-style-name="Standard">
      <style:paragraph-properties>
        <style:tab-stops>
          <style:tab-stop style:position="2.251cm" style:leader-style="dotted" style:leader-text="."/>
          <style:tab-stop style:position="3cm" style:leader-style="dotted" style:leader-text="."/>
          <style:tab-stop style:position="4.001cm" style:leader-style="dotted" style:leader-text="."/>
          <style:tab-stop style:position="10.001cm" style:leader-style="dotted" style:leader-text="."/>
          <style:tab-stop style:position="17.002cm" style:leader-style="dotted" style:leader-text="."/>
          <style:tab-stop style:position="17.253cm" style:leader-style="dotted" style:leader-text="."/>
        </style:tab-stops>
      </style:paragraph-properties>
      <style:text-properties style:font-name="Open Sans" style:font-name-asian="Calibri1" style:font-name-complex="Open Sans1"/>
    </style:style>
    <style:style style:name="P59" style:family="paragraph" style:parent-style-name="Standard" style:list-style-name="WWNum1">
      <style:paragraph-properties fo:margin-top="0cm" fo:margin-bottom="0.353cm" loext:contextual-spacing="false" fo:line-height="115%" fo:text-align="justify" style:justify-single-word="false"/>
    </style:style>
    <style:style style:name="P60" style:family="paragraph" style:parent-style-name="Standard" style:list-style-name="WWNum1">
      <style:paragraph-properties fo:margin-top="0cm" fo:margin-bottom="0.353cm" loext:contextual-spacing="false" fo:line-height="115%"/>
      <style:text-properties style:font-name="Open Sans" fo:font-weight="bold" style:font-weight-asian="bold" style:font-name-complex="Open Sans1" style:font-size-complex="10pt"/>
    </style:style>
    <style:style style:name="P61" style:family="paragraph" style:parent-style-name="Standard">
      <style:paragraph-properties fo:margin-top="0cm" fo:margin-bottom="0.353cm" loext:contextual-spacing="false" fo:line-height="115%" fo:text-align="justify" style:justify-single-word="false"/>
      <style:text-properties style:font-name="Open Sans" fo:font-size="10.5pt" fo:font-weight="bold" officeooo:paragraph-rsid="000f1d3a" style:font-size-asian="10.5pt" style:font-weight-asian="bold" style:font-name-complex="Open Sans1" style:font-size-complex="10.5pt" style:font-weight-complex="bold"/>
    </style:style>
    <style:style style:name="P62" style:family="paragraph" style:parent-style-name="Standard">
      <style:paragraph-properties fo:margin-top="0cm" fo:margin-bottom="0.353cm" loext:contextual-spacing="false" fo:line-height="115%"/>
      <style:text-properties fo:color="#00000a" style:font-name="Open Sans" fo:font-size="10pt" fo:language="fr" fo:country="FR" fo:font-weight="bold" style:font-name-asian="Times New Roman1" style:font-size-asian="10pt" style:language-asian="fr" style:country-asian="FR" style:font-weight-asian="bold" style:font-name-complex="Open Sans1" style:font-size-complex="10pt" style:language-complex="ar" style:country-complex="SA"/>
    </style:style>
    <style:style style:name="P63" style:family="paragraph" style:parent-style-name="Standard" style:list-style-name="L1">
      <style:paragraph-properties fo:margin-top="0cm" fo:margin-bottom="0.353cm" loext:contextual-spacing="false" fo:line-height="115%" fo:text-align="justify" style:justify-single-word="false" fo:orphans="2" fo:widows="2" fo:hyphenation-ladder-count="no-limit" style:writing-mode="lr-tb">
        <style:tab-stops>
          <style:tab-stop style:position="17.002cm" style:leader-style="dotted" style:leader-text="."/>
          <style:tab-stop style:position="17.253cm" style:leader-style="dotted" style:leader-text="."/>
        </style:tab-stops>
      </style:paragraph-properties>
      <style:text-properties style:font-name="DejaVu Serif Condensed" fo:font-size="10.5pt" fo:font-weight="bold" officeooo:paragraph-rsid="000f1d3a" style:font-size-asian="10.5pt" style:font-weight-asian="bold" style:font-size-complex="10.5pt" style:font-weight-complex="bold" fo:hyphenate="false" fo:hyphenation-remain-char-count="2" fo:hyphenation-push-char-count="2"/>
    </style:style>
    <style:style style:name="P64" style:family="paragraph" style:parent-style-name="Standard" style:list-style-name="L1">
      <style:paragraph-properties fo:margin-top="0cm" fo:margin-bottom="0.353cm" loext:contextual-spacing="false" fo:line-height="115%" fo:text-align="justify" style:justify-single-word="false" fo:orphans="2" fo:widows="2" fo:hyphenation-ladder-count="no-limit" style:writing-mode="lr-tb">
        <style:tab-stops>
          <style:tab-stop style:position="17.002cm" style:leader-style="dotted" style:leader-text="."/>
          <style:tab-stop style:position="17.253cm" style:leader-style="dotted" style:leader-text="."/>
        </style:tab-stops>
      </style:paragraph-properties>
      <style:text-properties style:font-name="DejaVu Serif Condensed" fo:font-size="10.5pt" fo:font-weight="bold" officeooo:paragraph-rsid="00135716" style:font-size-asian="10.5pt" style:font-weight-asian="bold" style:font-size-complex="10.5pt" style:font-weight-complex="bold" fo:hyphenate="false" fo:hyphenation-remain-char-count="2" fo:hyphenation-push-char-count="2"/>
    </style:style>
    <style:style style:name="P65" style:family="paragraph" style:parent-style-name="Standard" style:list-style-name="L1">
      <style:paragraph-properties fo:margin-top="0cm" fo:margin-bottom="0.353cm" loext:contextual-spacing="false" fo:line-height="115%" fo:text-align="justify" style:justify-single-word="false" fo:orphans="2" fo:widows="2" fo:hyphenation-ladder-count="no-limit" style:writing-mode="lr-tb">
        <style:tab-stops>
          <style:tab-stop style:position="17.002cm" style:leader-style="dotted" style:leader-text="."/>
          <style:tab-stop style:position="17.253cm" style:leader-style="dotted" style:leader-text="."/>
        </style:tab-stops>
      </style:paragraph-properties>
      <style:text-properties style:font-name="DejaVu Serif Condensed" fo:font-size="10.5pt" fo:font-weight="bold" officeooo:paragraph-rsid="00150233" style:font-size-asian="10.5pt" style:font-weight-asian="bold" style:font-size-complex="10.5pt" style:font-weight-complex="bold" fo:hyphenate="false" fo:hyphenation-remain-char-count="2" fo:hyphenation-push-char-count="2"/>
    </style:style>
    <style:style style:name="P66" style:family="paragraph" style:parent-style-name="Standard" style:list-style-name="L1">
      <style:paragraph-properties fo:margin-top="0cm" fo:margin-bottom="0.353cm" loext:contextual-spacing="false" fo:line-height="115%" fo:text-align="justify" style:justify-single-word="false" fo:orphans="2" fo:widows="2" fo:hyphenation-ladder-count="no-limit" style:writing-mode="lr-tb">
        <style:tab-stops>
          <style:tab-stop style:position="17.002cm" style:leader-style="dotted" style:leader-text="."/>
          <style:tab-stop style:position="17.253cm" style:leader-style="dotted" style:leader-text="."/>
        </style:tab-stops>
      </style:paragraph-properties>
      <style:text-properties style:font-name="DejaVu Serif Condensed" fo:font-size="10.5pt" fo:font-weight="bold" officeooo:rsid="00135161" officeooo:paragraph-rsid="00135161" style:font-size-asian="10.5pt" style:font-weight-asian="bold" style:font-size-complex="10.5pt" style:font-weight-complex="bold" fo:hyphenate="false" fo:hyphenation-remain-char-count="2" fo:hyphenation-push-char-count="2"/>
    </style:style>
    <style:style style:name="P67" style:family="paragraph" style:parent-style-name="Standard" style:list-style-name="L1">
      <style:paragraph-properties fo:margin-top="0cm" fo:margin-bottom="0.353cm" loext:contextual-spacing="false" fo:line-height="115%" fo:text-align="justify" style:justify-single-word="false" fo:orphans="2" fo:widows="2" fo:hyphenation-ladder-count="no-limit" style:writing-mode="lr-tb">
        <style:tab-stops>
          <style:tab-stop style:position="17.002cm" style:leader-style="dotted" style:leader-text="."/>
          <style:tab-stop style:position="17.253cm" style:leader-style="dotted" style:leader-text="."/>
        </style:tab-stops>
      </style:paragraph-properties>
      <style:text-properties style:font-name="DejaVu Serif Condensed" fo:font-size="10.5pt" fo:font-weight="bold" officeooo:rsid="00135716" officeooo:paragraph-rsid="00135716" style:font-size-asian="10.5pt" style:font-weight-asian="bold" style:font-size-complex="10.5pt" style:font-weight-complex="bold" fo:hyphenate="false" fo:hyphenation-remain-char-count="2" fo:hyphenation-push-char-count="2"/>
    </style:style>
    <style:style style:name="P68" style:family="paragraph" style:parent-style-name="Standard" style:list-style-name="L1">
      <style:paragraph-properties fo:margin-top="0cm" fo:margin-bottom="0.353cm" loext:contextual-spacing="false" fo:line-height="115%" fo:text-align="justify" style:justify-single-word="false" fo:orphans="2" fo:widows="2" fo:hyphenation-ladder-count="no-limit" style:writing-mode="lr-tb">
        <style:tab-stops>
          <style:tab-stop style:position="17.002cm" style:leader-style="dotted" style:leader-text="."/>
          <style:tab-stop style:position="17.253cm" style:leader-style="dotted" style:leader-text="."/>
        </style:tab-stops>
      </style:paragraph-properties>
      <style:text-properties style:font-name="DejaVu Serif Condensed" fo:font-size="10.5pt" fo:font-weight="bold" officeooo:rsid="001578ba" officeooo:paragraph-rsid="001578ba" style:font-size-asian="10.5pt" style:font-weight-asian="bold" style:font-size-complex="10.5pt" style:font-weight-complex="bold" fo:hyphenate="false" fo:hyphenation-remain-char-count="2" fo:hyphenation-push-char-count="2"/>
    </style:style>
    <style:style style:name="P69" style:family="paragraph" style:parent-style-name="Standard" style:master-page-name="">
      <style:paragraph-properties fo:margin-top="0cm" fo:margin-bottom="0.353cm" loext:contextual-spacing="false" fo:line-height="115%" fo:text-align="justify" style:justify-single-word="false" fo:orphans="2" fo:widows="2" fo:hyphenation-ladder-count="no-limit" style:page-number="auto" style:writing-mode="lr-tb">
        <style:tab-stops>
          <style:tab-stop style:position="17.002cm" style:leader-style="dotted" style:leader-text="."/>
          <style:tab-stop style:position="17.253cm" style:leader-style="dotted" style:leader-text="."/>
        </style:tab-stops>
      </style:paragraph-properties>
      <style:text-properties style:font-name="DejaVu Serif Condensed" fo:font-size="10.5pt" fo:font-weight="bold" officeooo:paragraph-rsid="000f1d3a" style:font-size-asian="10.5pt" style:font-weight-asian="bold" style:font-size-complex="10.5pt" style:font-weight-complex="bold" fo:hyphenate="false" fo:hyphenation-remain-char-count="2" fo:hyphenation-push-char-count="2"/>
    </style:style>
    <style:style style:name="P70" style:family="paragraph" style:parent-style-name="Standard">
      <style:paragraph-properties fo:margin-top="0cm" fo:margin-bottom="0cm" loext:contextual-spacing="false"/>
      <style:text-properties style:font-name="Open Sans" style:font-name-asian="Calibri1" style:font-name-complex="Open Sans1" style:font-size-complex="11pt"/>
    </style:style>
    <style:style style:name="P71" style:family="paragraph" style:parent-style-name="Header">
      <style:paragraph-properties fo:margin-left="0cm" fo:margin-right="-0.111cm" fo:text-align="end" style:justify-single-word="false" fo:text-indent="0cm" style:auto-text-indent="false">
        <style:tab-stops>
          <style:tab-stop style:position="8.001cm" style:type="center"/>
          <style:tab-stop style:position="16.002cm" style:type="right"/>
          <style:tab-stop style:position="17.161cm" style:type="right"/>
        </style:tab-stops>
      </style:paragraph-properties>
      <style:text-properties fo:font-style="italic" style:font-style-asian="italic"/>
    </style:style>
    <style:style style:name="P72" style:family="paragraph" style:parent-style-name="Header">
      <style:paragraph-properties fo:margin-left="0cm" fo:margin-right="0.247cm" fo:text-align="justify" style:justify-single-word="false" fo:text-indent="0cm" style:auto-text-indent="false"/>
      <style:text-properties style:font-name="Open Sans" fo:font-size="10pt" fo:font-weight="bold" style:font-size-asian="10pt" style:font-weight-asian="bold" style:font-name-complex="Open Sans1" style:font-size-complex="10pt"/>
    </style:style>
    <style:style style:name="P73" style:family="paragraph" style:parent-style-name="Header">
      <style:paragraph-properties fo:margin-left="0cm" fo:margin-right="-0.252cm" fo:text-indent="0cm" style:auto-text-indent="false"/>
      <style:text-properties style:font-name="Open Sans" fo:font-size="10pt" fo:font-weight="bold" style:font-size-asian="10pt" style:font-weight-asian="bold" style:font-name-complex="Open Sans1"/>
    </style:style>
    <style:style style:name="P74" style:family="paragraph" style:parent-style-name="Footer">
      <style:paragraph-properties fo:margin-top="0.106cm" fo:margin-bottom="0cm" loext:contextual-spacing="false">
        <style:tab-stops>
          <style:tab-stop style:position="8.001cm" style:type="center"/>
          <style:tab-stop style:position="16.002cm" style:type="right"/>
        </style:tab-stops>
      </style:paragraph-properties>
      <style:text-properties fo:color="#64003c" style:font-name="Open Sans" fo:font-size="10pt" style:font-size-asian="10pt" style:font-name-complex="Open Sans1" style:font-size-complex="10pt"/>
    </style:style>
    <style:style style:name="P75" style:family="paragraph" style:parent-style-name="Footer">
      <style:text-properties fo:color="#64003c" style:font-name="Open Sans" fo:font-size="10pt" style:font-size-asian="10pt" style:font-name-complex="Open Sans1" style:font-size-complex="10pt"/>
    </style:style>
    <style:style style:name="P76" style:family="paragraph" style:parent-style-name="Footer">
      <style:paragraph-properties>
        <style:tab-stops>
          <style:tab-stop style:position="8.001cm" style:type="center"/>
          <style:tab-stop style:position="16.002cm" style:type="right"/>
          <style:tab-stop style:position="16.51cm" style:type="right"/>
        </style:tab-stops>
      </style:paragraph-properties>
      <style:text-properties fo:color="#64003c" fo:font-size="10pt" fo:font-style="italic" style:font-size-asian="10pt" style:font-style-asian="italic" style:font-size-complex="10pt"/>
    </style:style>
    <style:style style:name="T1" style:family="text">
      <style:text-properties fo:font-style="italic" style:font-style-asian="italic"/>
    </style:style>
    <style:style style:name="T2" style:family="text">
      <style:text-properties style:text-position="super 58%" fo:font-style="italic" style:font-style-asian="italic"/>
    </style:style>
    <style:style style:name="T3" style:family="text">
      <style:text-properties style:text-position="super 58%" style:font-name="Open Sans" style:font-name-complex="Open Sans1"/>
    </style:style>
    <style:style style:name="T4" style:family="text">
      <style:text-properties fo:color="#64003c" style:font-name="Open Sans" fo:font-size="12pt" style:font-size-asian="12pt" style:font-name-complex="Open Sans1"/>
    </style:style>
    <style:style style:name="T5" style:family="text">
      <style:text-properties fo:color="#64003c" style:font-name="Open Sans" fo:font-size="12pt" style:text-underline-style="solid" style:text-underline-width="auto" style:text-underline-color="font-color" style:font-size-asian="12pt" style:font-name-complex="Open Sans1"/>
    </style:style>
    <style:style style:name="T6" style:family="text">
      <style:text-properties fo:color="#64003c" style:font-name="Open Sans" fo:font-size="11pt" fo:font-weight="bold" style:font-name-asian="Calibri1" style:font-size-asian="11pt" style:font-weight-asian="bold" style:font-name-complex="Open Sans1"/>
    </style:style>
    <style:style style:name="T7" style:family="text">
      <style:text-properties fo:color="#64003c" style:font-name="Open Sans" fo:font-style="italic" style:font-style-asian="italic" style:font-name-complex="Open Sans1"/>
    </style:style>
    <style:style style:name="T8" style:family="text">
      <style:text-properties fo:color="#64003c" style:text-position="super 58%" style:font-name="Open Sans" fo:font-size="12pt" style:font-size-asian="12pt" style:font-name-complex="Open Sans1"/>
    </style:style>
    <style:style style:name="T9" style:family="text">
      <style:text-properties fo:color="#64003c" style:text-position="super 58%" style:font-name="Open Sans" fo:font-style="italic" style:font-style-asian="italic" style:font-name-complex="Open Sans1"/>
    </style:style>
    <style:style style:name="T10" style:family="text">
      <style:text-properties style:font-name="Open Sans" fo:font-size="12pt" fo:font-weight="bold" style:font-size-asian="12pt" style:font-weight-asian="bold" style:font-name-complex="Open Sans1"/>
    </style:style>
    <style:style style:name="T11" style:family="text">
      <style:text-properties style:font-name="Open Sans" fo:font-size="12pt" fo:font-weight="bold" officeooo:rsid="000d8b7f" style:font-size-asian="12pt" style:font-weight-asian="bold" style:font-name-complex="Open Sans1"/>
    </style:style>
    <style:style style:name="T12" style:family="text">
      <style:text-properties style:font-name="Open Sans" fo:font-style="italic" style:text-underline-style="solid" style:text-underline-width="auto" style:text-underline-color="font-color" fo:font-weight="bold" style:font-style-asian="italic" style:font-weight-asian="bold" style:font-name-complex="Open Sans1" style:font-size-complex="9pt"/>
    </style:style>
    <style:style style:name="T13" style:family="text">
      <style:text-properties style:font-name="Open Sans" fo:font-style="italic" style:font-style-asian="italic" style:font-name-complex="Open Sans1" style:font-size-complex="9pt"/>
    </style:style>
    <style:style style:name="T14" style:family="text">
      <style:text-properties style:font-name="Open Sans" fo:font-style="italic" fo:font-weight="bold" style:font-style-asian="italic" style:font-weight-asian="bold" style:font-name-complex="Open Sans1" style:font-size-complex="9pt"/>
    </style:style>
    <style:style style:name="T15" style:family="text">
      <style:text-properties style:font-name="Open Sans" fo:font-weight="bold" style:font-weight-asian="bold" style:font-name-complex="Open Sans1"/>
    </style:style>
    <style:style style:name="T16" style:family="text">
      <style:text-properties style:font-name="Open Sans" fo:font-weight="bold" style:font-weight-asian="bold" style:font-name-complex="Open Sans1" style:font-size-complex="10pt"/>
    </style:style>
    <style:style style:name="T17" style:family="text">
      <style:text-properties style:font-name="Open Sans" fo:font-weight="bold" style:font-weight-asian="bold" style:font-name-complex="Open Sans1" style:font-size-complex="10pt" style:font-weight-complex="bold"/>
    </style:style>
    <style:style style:name="T18" style:family="text">
      <style:text-properties style:font-name="Open Sans" fo:font-weight="bold" officeooo:rsid="000f303d" style:font-weight-asian="bold" style:font-name-complex="Open Sans1" style:font-size-complex="10pt" style:font-weight-complex="bold"/>
    </style:style>
    <style:style style:name="T19" style:family="text">
      <style:text-properties style:font-name="Open Sans" fo:font-weight="bold" style:font-weight-asian="bold" style:font-name-complex="Open Sans1" style:font-weight-complex="bold"/>
    </style:style>
    <style:style style:name="T20" style:family="text">
      <style:text-properties style:font-name="Open Sans" fo:font-weight="bold" officeooo:rsid="0005a0c1" style:font-weight-asian="bold" style:font-name-complex="Open Sans1" style:font-weight-complex="bold"/>
    </style:style>
    <style:style style:name="T21" style:family="text">
      <style:text-properties style:font-name="Open Sans" fo:font-weight="bold" officeooo:rsid="000f303d" style:font-weight-asian="bold" style:font-name-complex="Open Sans1" style:font-weight-complex="bold"/>
    </style:style>
    <style:style style:name="T22" style:family="text">
      <style:text-properties style:font-name="Open Sans" fo:font-weight="bold" officeooo:rsid="0005a0c1" style:font-weight-asian="bold" style:font-name-complex="Open Sans1"/>
    </style:style>
    <style:style style:name="T23" style:family="text">
      <style:text-properties style:font-name="Open Sans" fo:font-weight="bold" style:font-name-asian="Calibri1" style:language-asian="en" style:country-asian="US" style:font-weight-asian="bold" style:font-name-complex="Open Sans1" style:font-size-complex="11pt" style:font-weight-complex="bold"/>
    </style:style>
    <style:style style:name="T24" style:family="text">
      <style:text-properties style:font-name="Open Sans" style:font-name-complex="Open Sans1"/>
    </style:style>
    <style:style style:name="T25" style:family="text">
      <style:text-properties style:font-name="Open Sans" style:font-name-complex="Open Sans1" style:font-size-complex="10pt"/>
    </style:style>
    <style:style style:name="T26" style:family="text">
      <style:text-properties style:font-name="Open Sans" officeooo:rsid="000eebe4" style:font-name-complex="Open Sans1" style:font-size-complex="10pt"/>
    </style:style>
    <style:style style:name="T27" style:family="text">
      <style:text-properties style:font-name="Open Sans" officeooo:rsid="000f1d3a" style:font-name-complex="Open Sans1" style:font-size-complex="10pt"/>
    </style:style>
    <style:style style:name="T28" style:family="text">
      <style:text-properties style:font-name="Open Sans" officeooo:rsid="000f303d" style:font-name-complex="Open Sans1" style:font-size-complex="10pt"/>
    </style:style>
    <style:style style:name="T29" style:family="text">
      <style:text-properties style:font-name="Open Sans" officeooo:rsid="00135161" style:font-name-complex="Open Sans1" style:font-size-complex="10pt"/>
    </style:style>
    <style:style style:name="T30" style:family="text">
      <style:text-properties style:font-name="Open Sans" officeooo:rsid="00135716" style:font-name-complex="Open Sans1" style:font-size-complex="10pt"/>
    </style:style>
    <style:style style:name="T31" style:family="text">
      <style:text-properties style:font-name="Open Sans" officeooo:rsid="000eebe4" style:font-name-complex="Open Sans1"/>
    </style:style>
    <style:style style:name="T32" style:family="text">
      <style:text-properties style:font-name="Open Sans" officeooo:rsid="000f1d3a" style:font-name-complex="Open Sans1"/>
    </style:style>
    <style:style style:name="T33" style:family="text">
      <style:text-properties style:font-name="Open Sans" officeooo:rsid="00135161" style:font-name-complex="Open Sans1"/>
    </style:style>
    <style:style style:name="T34" style:family="text">
      <style:text-properties style:font-name="Open Sans" officeooo:rsid="000f303d" style:font-name-complex="Open Sans1"/>
    </style:style>
    <style:style style:name="T35" style:family="text">
      <style:text-properties style:font-name="Open Sans" officeooo:rsid="00135716" style:font-name-complex="Open Sans1"/>
    </style:style>
    <style:style style:name="T36" style:family="text">
      <style:text-properties style:font-name="Open Sans" fo:font-size="10pt" fo:font-weight="bold" style:font-size-asian="10pt" style:font-weight-asian="bold" style:font-name-complex="Open Sans1"/>
    </style:style>
    <style:style style:name="T37" style:family="text">
      <style:text-properties style:font-name="Open Sans" fo:font-size="10pt" fo:font-weight="bold" style:font-size-asian="10pt" style:font-weight-asian="bold" style:font-name-complex="Open Sans1" style:font-size-complex="10pt"/>
    </style:style>
    <style:style style:name="T38" style:family="text">
      <style:text-properties style:font-name="Open Sans" fo:font-size="10pt" fo:font-weight="bold" style:font-size-asian="10pt" style:font-weight-asian="bold" style:font-name-complex="Open Sans1" style:font-size-complex="10pt" style:font-weight-complex="bold"/>
    </style:style>
    <style:style style:name="T39" style:family="text">
      <style:text-properties style:font-name="Open Sans" fo:font-size="10pt" fo:font-weight="bold" officeooo:rsid="000ceccc" style:font-size-asian="10pt" style:font-weight-asian="bold" style:font-name-complex="Open Sans1" style:font-size-complex="10pt" style:font-weight-complex="bold"/>
    </style:style>
    <style:style style:name="T40" style:family="text">
      <style:text-properties style:font-name="Open Sans" fo:font-size="10pt" fo:font-weight="bold" style:font-size-asian="10pt" style:font-weight-asian="bold" style:font-name-complex="Open Sans1" style:font-weight-complex="bold"/>
    </style:style>
    <style:style style:name="T41" style:family="text">
      <style:text-properties style:font-name="Open Sans" fo:font-size="10pt" style:font-size-asian="10pt" style:font-name-complex="Open Sans1"/>
    </style:style>
    <style:style style:name="T42" style:family="text">
      <style:text-properties style:font-name="Open Sans" fo:font-size="10pt" style:font-size-asian="10pt" style:font-name-complex="Open Sans1" style:font-size-complex="10pt"/>
    </style:style>
    <style:style style:name="T43" style:family="text">
      <style:text-properties style:font-name="Open Sans" fo:font-size="9pt" fo:font-style="italic" style:font-size-asian="9pt" style:font-style-asian="italic" style:font-name-complex="Open Sans1"/>
    </style:style>
    <style:style style:name="T44" style:family="text">
      <style:text-properties style:font-name="Open Sans" style:font-name-asian="Calibri1" style:language-asian="en" style:country-asian="US" style:font-name-complex="Open Sans1" style:font-size-complex="11pt"/>
    </style:style>
    <style:style style:name="T45" style:family="text">
      <style:text-properties style:font-name="Open Sans" style:font-name-asian="Calibri1" style:font-name-complex="Open Sans1"/>
    </style:style>
    <style:style style:name="T46" style:family="text">
      <style:text-properties style:font-name="Open Sans" style:text-underline-style="solid" style:text-underline-width="auto" style:text-underline-color="font-color" fo:font-weight="bold" style:font-weight-asian="bold" style:font-name-complex="Open Sans1" style:font-size-complex="10pt"/>
    </style:style>
    <style:style style:name="T47" style:family="text">
      <style:text-properties fo:color="#000000" style:font-name="Open Sans" fo:font-size="10pt" fo:font-weight="bold" style:font-size-asian="10pt" style:font-weight-asian="bold" style:font-name-complex="Open Sans1" style:font-size-complex="10pt"/>
    </style:style>
    <style:style style:name="T48" style:family="text">
      <style:text-properties fo:color="#000000" style:font-name="Open Sans" fo:font-size="10pt" fo:font-weight="bold" officeooo:rsid="00068a8a" style:font-size-asian="10pt" style:font-weight-asian="bold" style:font-name-complex="Open Sans1" style:font-size-complex="10pt"/>
    </style:style>
    <style:style style:name="T49" style:family="text">
      <style:text-properties fo:color="#000000" style:font-name="Open Sans" fo:font-size="10pt" fo:font-weight="bold" officeooo:rsid="000737f4" style:font-size-asian="10pt" style:font-weight-asian="bold" style:font-name-complex="Open Sans1" style:font-size-complex="10pt"/>
    </style:style>
    <style:style style:name="T50" style:family="text">
      <style:text-properties fo:color="#000000" style:font-name="Open Sans" fo:font-size="10pt" fo:font-weight="bold" officeooo:rsid="0008f206" style:font-size-asian="10pt" style:font-weight-asian="bold" style:font-name-complex="Open Sans1" style:font-size-complex="10pt"/>
    </style:style>
    <style:style style:name="T51" style:family="text">
      <style:text-properties fo:color="#000000" style:font-name="Open Sans" fo:font-size="10pt" fo:font-weight="bold" officeooo:rsid="000a374f" style:font-size-asian="10pt" style:font-weight-asian="bold" style:font-name-complex="Open Sans1" style:font-size-complex="10pt"/>
    </style:style>
    <style:style style:name="T52" style:family="text">
      <style:text-properties fo:color="#000000" style:font-name="Open Sans" fo:font-size="10pt" fo:font-weight="bold" officeooo:rsid="000b6f56" style:font-size-asian="10pt" style:font-weight-asian="bold" style:font-name-complex="Open Sans1" style:font-size-complex="10pt"/>
    </style:style>
    <style:style style:name="T53" style:family="text">
      <style:text-properties fo:color="#000000" style:font-name="Open Sans" fo:font-size="10pt" fo:font-weight="bold" officeooo:rsid="000ce4b8" style:font-size-asian="10pt" style:font-weight-asian="bold" style:font-name-complex="Open Sans1" style:font-size-complex="10pt"/>
    </style:style>
    <style:style style:name="T54" style:family="text">
      <style:text-properties fo:color="#000000" style:font-name="Open Sans" fo:font-size="10pt" fo:font-weight="bold" officeooo:rsid="000e907a" style:font-size-asian="10pt" style:font-weight-asian="bold" style:font-name-complex="Open Sans1" style:font-size-complex="10pt"/>
    </style:style>
    <style:style style:name="T55" style:family="text">
      <style:text-properties fo:color="#000000" style:font-name="Open Sans" fo:font-size="10pt" fo:font-weight="bold" officeooo:rsid="000eebe4" style:font-size-asian="10pt" style:font-weight-asian="bold" style:font-name-complex="Open Sans1" style:font-size-complex="10pt"/>
    </style:style>
    <style:style style:name="T56" style:family="text">
      <style:text-properties fo:color="#000000" style:font-name="Open Sans" fo:font-size="10pt" fo:font-weight="bold" officeooo:rsid="001278a3" style:font-size-asian="10pt" style:font-weight-asian="bold" style:font-name-complex="Open Sans1" style:font-size-complex="10pt"/>
    </style:style>
    <style:style style:name="T57" style:family="text">
      <style:text-properties fo:font-weight="bold" officeooo:rsid="00150233" style:font-weight-asian="bold" style:font-weight-complex="bold"/>
    </style:style>
    <style:style style:name="T58" style:family="text">
      <style:text-properties fo:font-weight="bold" officeooo:rsid="001578ba" style:font-weight-asian="bold" style:font-weight-complex="bold"/>
    </style:style>
    <style:style style:name="T59" style:family="text">
      <style:text-properties officeooo:rsid="00150233"/>
    </style:style>
    <style:style style:name="T60" style:family="text">
      <style:text-properties officeooo:rsid="001578ba"/>
    </style:style>
    <style:style style:name="T61" style:family="text">
      <style:text-properties officeooo:rsid="000f1d3a"/>
    </style:style>
    <style:style style:name="T62" style:family="text">
      <style:text-properties style:font-name-complex="Open Sans1"/>
    </style:style>
    <style:style style:name="T63" style:family="text">
      <style:text-properties officeooo:rsid="000eebe4" style:font-name-complex="Open Sans1"/>
    </style:style>
    <style:style style:name="T64" style:family="text">
      <style:text-properties officeooo:rsid="000f1d3a" style:font-name-complex="Open Sans1"/>
    </style:style>
    <style:style style:name="T65" style:family="text">
      <style:text-properties officeooo:rsid="00135161" style:font-name-complex="Open Sans1"/>
    </style:style>
    <style:style style:name="T66" style:family="text">
      <style:text-properties officeooo:rsid="000f303d" style:font-name-complex="Open Sans1"/>
    </style:style>
    <style:style style:name="T67" style:family="text">
      <style:text-properties officeooo:rsid="00135716" style:font-name-complex="Open Sans1"/>
    </style:style>
    <style:style style:name="T68" style:family="text">
      <style:text-properties officeooo:rsid="0015bb21" style:font-name-complex="Open Sans1"/>
    </style:style>
    <style:style style:name="T69" style:family="text">
      <style:text-properties officeooo:rsid="00160b4e" style:font-name-complex="Open Sans1"/>
    </style:style>
    <style:style style:name="T70" style:family="text">
      <style:text-properties style:font-name="DejaVu Serif Condensed1" officeooo:rsid="00160b4e" style:font-name-asian="Times New Roman1" style:font-name-complex="Open Sans1"/>
    </style:style>
    <style:style style:name="fr1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379cm" fo:text-indent="-0.635cm" fo:margin-left="2.37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014cm" fo:text-indent="-0.635cm" fo:margin-left="3.01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649cm" fo:text-indent="-0.635cm" fo:margin-left="3.64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284cm" fo:text-indent="-0.635cm" fo:margin-left="4.28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919cm" fo:text-indent="-0.635cm" fo:margin-left="4.91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554cm" fo:text-indent="-0.635cm" fo:margin-left="5.55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189cm" fo:text-indent="-0.635cm" fo:margin-left="6.18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824cm" fo:text-indent="-0.635cm" fo:margin-left="6.82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459cm" fo:text-indent="-0.635cm" fo:margin-left="7.45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094cm" fo:text-indent="-0.635cm" fo:margin-left="8.094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1"><text:bookmark text:name="_GoBack"/>Demande de dérogation portant sur la durée de la thèse</text:p>
      <text:p text:style-name="P3"><text:span text:style-name="T10">Année universitaire 201</text:span><text:span text:style-name="T11">6</text:span><text:span text:style-name="T10"> / 201</text:span><text:span text:style-name="T11">7</text:span></text:p>
      <text:p text:style-name="P3"><text:span text:style-name="T4">Inscription au-delà de la 3</text:span><text:span text:style-name="T8">ème</text:span><text:span text:style-name="T4"> année de doctorat</text:span></text:p>
      <text:p text:style-name="P3"><text:span text:style-name="T4">Soutenance du doctorat prévue </text:span><text:span text:style-name="T5">après</text:span><text:span text:style-name="T4"> le 31 décembre de l’année universitaire.</text:span></text:p>
      <text:p text:style-name="P24"/>
      <text:p text:style-name="P25"><text:span text:style-name="T12">Arrêté du 7 août 2006 relatif à la formation doctorale</text:span><text:span text:style-name="T13"> : </text:span><text:a xlink:type="simple" xlink:href="http://www.legifrance.gouv.fr/affichTexte.do?cidTexte=JORFTEXT000000267752&amp;dateTexte=&amp;categorieLien=id" text:style-name="Internet_20_link" text:visited-style-name="Visited_20_Internet_20_Link"><text:span text:style-name="Internet_20_link"><text:span text:style-name="T13">art. 15</text:span></text:span></text:a><text:span text:style-name="T13"> « La préparation du doctorat s’effectue, en règle générale, </text:span><text:span text:style-name="T14">en 3 ans</text:span><text:span text:style-name="T13">. Des dérogations peuvent être accordées, par le chef d’établissement, sur proposition du directeur de l’école doctorale et après avis du directeur de thèse et du conseil de l’école doctorale, </text:span><text:span text:style-name="T14">sur demande motivée du candidat</text:span><text:span text:style-name="T13"> (…) »</text:span></text:p>
      <text:p text:style-name="P16"/>
      <text:p text:style-name="P48">Demande de dérogation déposée par :</text:p>
      <text:p text:style-name="P51">Civilité : <text:s text:c="2"/>Monsieur <text:s text:c="7"/>Nom : Mignon <text:s text:c="31"/>Nom d’usage : <text:s text:c="29"/>Prénom : <text:s text:c="2"/>David <text:s text:c="21"/></text:p>
      <text:p text:style-name="P18"><text:span text:style-name="T24">Né(e) le : </text:span><text:span text:style-name="T20">30/03/1972</text:span><text:span text:style-name="T24"> à : </text:span><text:span text:style-name="T19">Brest</text:span><text:span text:style-name="T24"><text:tab/>Pays : </text:span><text:span text:style-name="T19">France</text:span><text:span text:style-name="T24"><text:tab/></text:span></text:p>
      <text:p text:style-name="P4"/>
      <text:p text:style-name="P48">En vue d’étendre la durée de la thèse suivante :</text:p>
      <text:p text:style-name="P52">Titre de la Thèse : <text:s text:c="6"/></text:p>
      <text:p text:style-name="P23"><text:span text:style-name="T22">Computational protein design (CPD): un outil pour l'ingénierie des protéines et la biologie synthétique.</text:span><text:span text:style-name="T15"> <text:s text:c="110"/></text:span></text:p>
      <text:p text:style-name="P72">Etablissement opérateur d’inscription : <text:s text:c="67"/></text:p>
      <text:p text:style-name="P37"><text:span text:style-name="T37">Thèse en cotutelle internationale :</text:span><text:span text:style-name="T36"> </text:span><text:bookmark text:name="__Fieldmark__54_1807227735"/><text:bookmark text:name="__Fieldmark__42_1392699435"/><field:fieldmark text:name="__Fieldmark__146_755642710" field:type="vnd.oasis.opendocument.field.FORMCHECKBOX"/>oui / <text:bookmark text:name="__Fieldmark__57_1807227735"/><text:bookmark text:name="__Fieldmark__50_1392699435"/><field:fieldmark text:name="__Fieldmark__154_755642710" field:type="vnd.oasis.opendocument.field.FORMCHECKBOX"><field:param field:name="Checkbox_Checked" field:value="true"/></field:fieldmark>non<text:span text:style-name="T43">.</text:span></text:p>
      <text:p text:style-name="P5"/>
      <text:p text:style-name="P20"><text:span text:style-name="T15">DIRECTEUR DE THESE</text:span><text:span text:style-name="T24"> <text:s/>: <text:s text:c="19"/>Nom : <text:s text:c="2"/></text:span><text:span text:style-name="T19">Simonson </text:span><text:span text:style-name="T24"><text:s text:c="11"/>Prénom </text:span><text:span text:style-name="T44">:</text:span><text:span text:style-name="T24"> </text:span><text:span text:style-name="T23">Thomas</text:span></text:p>
      <text:p text:style-name="P33"><text:span text:style-name="T41">Etablissement : <text:s text:c="3"/></text:span><text:span text:style-name="T40">Ecole Polytechnique </text:span><text:span text:style-name="T41"><text:s text:c="37"/>Adresse : <text:s/></text:span><text:span text:style-name="T40">Route de Saclay</text:span></text:p>
      <text:p text:style-name="P4"/>
      <text:p text:style-name="Standard"><text:span text:style-name="T15">Unité de recherche </text:span><text:span text:style-name="T24">: </text:span><text:span text:style-name="T19">Laboratoire de Biochimie </text:span><text:span text:style-name="T20">UMR7654</text:span></text:p>
      <text:p text:style-name="P34"><text:span text:style-name="T41">Adresse : </text:span><text:span text:style-name="T40">Ecole Polytechnique, route de Saclay, Palaiseau</text:span><text:span text:style-name="T41"><text:tab/></text:span></text:p>
      <text:p text:style-name="P21"><text:span text:style-name="T24">DIRECTEUR : Nom :</text:span><text:span text:style-name="T19">Mechulam</text:span><text:span text:style-name="T24"><text:tab/> Prénom : </text:span><text:span text:style-name="T19">Yves</text:span><text:span text:style-name="T24"><text:tab/></text:span></text:p>
      <text:p text:style-name="P9"/>
      <text:p text:style-name="P48">Motifs de cette demande de dérogation (10 lignes maximum) :</text:p>
      <text:p text:style-name="P19"><text:span text:style-name="T47"><text:s text:c="3"/>Je demande une dérogation parce que nous avons </text:span><text:span text:style-name="T48">choisi, mon directeur et moi, de consacrer la majeure partie de l'année écoulée</text:span><text:span text:style-name="T47"> à <text:s/>une étude sur </text:span><text:span text:style-name="T49">un ensemble</text:span><text:span text:style-name="T47"> de domaine</text:span><text:span text:style-name="T49">s</text:span><text:span text:style-name="T47"> PDZ. Ce </text:span><text:span text:style-name="T49">travail </text:span><text:span text:style-name="T47">constitue une mise en </text:span><text:span text:style-name="T49">œuvre</text:span><text:span text:style-name="T47"> d</text:span><text:span text:style-name="T49">es résultats obtenus</text:span><text:span text:style-name="T47"> </text:span><text:span text:style-name="T50">auparavant</text:span><text:span text:style-name="T47">. </text:span><text:span text:style-name="T49">En effet, l</text:span><text:span text:style-name="T55">e début</text:span><text:span text:style-name="T49"> </text:span><text:span text:style-name="T50">de la thèse portait sur le d</text:span><text:span text:style-name="T52">é</text:span><text:span text:style-name="T50">veloppement et l'</text:span><text:span text:style-name="T52">é</text:span><text:span text:style-name="T50">valuation de logiciels (publié début 2016). Cette application </text:span><text:span text:style-name="T47">montre l'</text:span><text:span text:style-name="T50">intér</text:span><text:span text:style-name="T52">ê</text:span><text:span text:style-name="T50">t de notre approche ;</text:span><text:span text:style-name="T47"> le tout </text:span><text:span text:style-name="T50">forme maintenant un ensemble</text:span><text:span text:style-name="T47"> coh</text:span><text:span text:style-name="T52">é</text:span><text:span text:style-name="T47">ren</text:span><text:span text:style-name="T50">t</text:span><text:span text:style-name="T47">. </text:span><text:span text:style-name="T50">Elle</text:span><text:span text:style-name="T47"> fait l</text:span><text:span text:style-name="T50">'</text:span><text:span text:style-name="T47">objet, </text:span><text:span text:style-name="T50">en </text:span><text:span text:style-name="T47">collab</text:span><text:span text:style-name="T56">o</text:span><text:span text:style-name="T47">ration avec Nicolas Panel, d'un autre article qu</text:span><text:span text:style-name="T52">i v</text:span><text:span text:style-name="T54">a être</text:span><text:span text:style-name="T52"> </text:span><text:span text:style-name="T47">propos</text:span><text:span text:style-name="T52">é</text:span><text:span text:style-name="T47"> </text:span><text:span text:style-name="T54">dans les jours qui viennent </text:span><text:span text:style-name="T47">à un éditeur.</text:span><text:span text:style-name="T51">Il ne me reste que la rédaction et la soutenance. </text:span></text:p>
      <text:p text:style-name="P18"><text:span text:style-name="T47"><text:s text:c="3"/>Je rappelle également que cette thèse </text:span><text:span text:style-name="T51">est effectué</text:span><text:span text:style-name="T53">e</text:span><text:span text:style-name="T51"> à</text:span><text:span text:style-name="T47"> temps partiel de 80 % </text:span><text:span text:style-name="T51">dans le cadre d'un CDI</text:span><text:span text:style-name="T47">.</text:span></text:p>
      <text:p text:style-name="P39"/>
      <text:p text:style-name="P39"/>
      <text:p text:style-name="P39"/>
      <text:p text:style-name="P39"/>
      <text:p text:style-name="P39"/>
      <text:p text:style-name="P39"/>
      <text:p text:style-name="P39"><text:soft-page-break/></text:p>
      <text:p text:style-name="P39"/>
      <text:p text:style-name="P39"/>
      <text:p text:style-name="P39"/>
      <text:p text:style-name="P39"/>
      <text:p text:style-name="P39"/>
      <text:p text:style-name="P39"/>
      <text:p text:style-name="P48">Conditions de déroulement de la thèse pendant la durée de la dérogation:</text:p>
      <text:p text:style-name="P38"><text:span text:style-name="T36">Date ou période prévisionnelle de soutenance de la thèse : <text:s/></text:span><text:span text:style-name="T42">…</text:span><text:span text:style-name="T39">avril 2017</text:span><text:span text:style-name="T42">……….</text:span></text:p>
      <text:p text:style-name="P39"/>
      <text:p text:style-name="P73">FINANCEMENT prévu pour la durée de la dérogation : préciser s’il s’agit d’un financement dédié à la thèse, d’une activité salariée en rapport ou non avec le sujet de thèse, ou d’un financement autre en en précisant la nature.</text:p>
      <text:p text:style-name="P40"/>
      <text:p text:style-name="P38"><text:span text:style-name="T42">Type de financement : <text:s text:c="2"/></text:span><text:span text:style-name="T38">CDI</text:span><text:span text:style-name="T42"> <text:s text:c="20"/>Précisions sur le financement : </text:span><text:span text:style-name="T39">Ingénieur de recherche</text:span></text:p>
      <text:p text:style-name="P35"/>
      <text:p text:style-name="P36"><text:span text:style-name="T36">Contrat de travail : </text:span><text:bookmark text:name="__Fieldmark__106_1807227735"/><text:bookmark text:name="__Fieldmark__83_1392699435"/><text:bookmark-start text:name="CaseACocher1"/><field:fieldmark text:name="__Fieldmark__412_755642710" field:type="vnd.oasis.opendocument.field.FORMCHECKBOX"><field:param field:name="Checkbox_Checked" field:value="true"/></field:fieldmark><text:bookmark-end text:name="CaseACocher1"/>oui / <text:bookmark text:name="__Fieldmark__111_1807227735"/><text:bookmark text:name="__Fieldmark__93_1392699435"/><text:bookmark-start text:name="CaseACocher2"/><field:fieldmark text:name="__Fieldmark__423_755642710" field:type="vnd.oasis.opendocument.field.FORMCHECKBOX"/><text:bookmark-end text:name="CaseACocher2"/>non <text:span text:style-name="T41"><text:s text:c="3"/></text:span></text:p>
      <text:p text:style-name="P36"><text:span text:style-name="T41">EMPLOYEUR  :</text:span><text:span text:style-name="T36">  Ecole Polytechnique </text:span><text:span text:style-name="T41"><text:s/></text:span></text:p>
      <text:p text:style-name="P55">Autre situation : </text:p>
      <text:p text:style-name="P10"/>
      <text:p text:style-name="P10"/>
      <text:p text:style-name="P22"><text:span text:style-name="T16">Observations</text:span><text:span text:style-name="T25"> éventuelles que vous souhaiteriez formuler : </text:span></text:p>
      <text:p text:style-name="P10"/>
      <text:p text:style-name="P10"/>
      <text:p text:style-name="P10"/>
      <text:p text:style-name="P53">RECAPITULATIF des Financements par année jusqu’à présent : (préciser les activités complémentaires éventuelles : enseignement, mission doctorant-conseil, vacations …)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6"><text:span text:style-name="T24">1</text:span><text:span text:style-name="T3">ère</text:span><text:span text:style-name="T24"> Année</text:span></text:p>
          </table:table-cell>
          <table:table-cell table:style-name="Table1.A1" office:value-type="string">
            <text:p text:style-name="P28">CDI - IE</text:p>
          </table:table-cell>
        </table:table-row>
        <table:table-row table:style-name="Table1.1">
          <table:table-cell table:style-name="Table1.A1" office:value-type="string">
            <text:p text:style-name="P27"><text:span text:style-name="T24">2</text:span><text:span text:style-name="T3">ème</text:span><text:span text:style-name="T24"> Année</text:span></text:p>
          </table:table-cell>
          <table:table-cell table:style-name="Table1.A1" office:value-type="string">
            <text:p text:style-name="P28">CDI - IE</text:p>
          </table:table-cell>
        </table:table-row>
        <table:table-row table:style-name="Table1.1">
          <table:table-cell table:style-name="Table1.A1" office:value-type="string">
            <text:p text:style-name="P27"><text:span text:style-name="T24">3</text:span><text:span text:style-name="T3">ème</text:span><text:span text:style-name="T24"> Année</text:span></text:p>
          </table:table-cell>
          <table:table-cell table:style-name="Table1.A1" office:value-type="string">
            <text:p text:style-name="P28">CDI - IE</text:p>
          </table:table-cell>
        </table:table-row>
        <table:table-row table:style-name="Table1.1">
          <table:table-cell table:style-name="Table1.A1" office:value-type="string">
            <text:p text:style-name="P27"><text:span text:style-name="T7">4</text:span><text:span text:style-name="T9">ème</text:span><text:span text:style-name="T7"> Année*</text:span></text:p>
          </table:table-cell>
          <table:table-cell table:style-name="Table1.A1" office:value-type="string">
            <text:p text:style-name="P29">CDI – IE puis IR (avril 2016)</text:p>
          </table:table-cell>
        </table:table-row>
        <table:table-row table:style-name="Table1.1">
          <table:table-cell table:style-name="Table1.A1" office:value-type="string">
            <text:p text:style-name="P27"><text:span text:style-name="T7">5</text:span><text:span text:style-name="T9">ème</text:span><text:span text:style-name="T7"> Année*</text:span></text:p>
          </table:table-cell>
          <table:table-cell table:style-name="Table1.A1" office:value-type="string">
            <text:p text:style-name="P29">CDI - IR</text:p>
          </table:table-cell>
        </table:table-row>
      </table:table>
      <text:p text:style-name="P56">* inscription soumise à dérogation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49"><text:soft-page-break/>Etat d’avancement et programme de travail jusqu’à la soutenance et échéancier :</text:p>
      <text:p text:style-name="P15"/>
      <text:list xml:id="list2697370767107860632" text:style-name="WWNum1">
        <text:list-item>
          <text:p text:style-name="P59"><text:span text:style-name="T16">Etapes significatives du travail de recherche au cours </text:span><text:span text:style-name="T46">de l’année écoulée et seulement au cours de cette dernière année (1 page maximum)</text:span><text:span text:style-name="T16">  </text:span><text:span text:style-name="T25">(Vous pouvez utiliser un style télégraphique, ou établir une liste. Ex : rédaction de chapitres sur…, revue de littérature sur…, recueil de données, traitement de données, analyse des données). </text:span></text:p>
        </text:list-item>
      </text:list>
      <text:p text:style-name="P69"><text:span text:style-name="T63"/></text:p>
      <text:list xml:id="list1430483181688028727" text:style-name="L1">
        <text:list-item>
          <text:p text:style-name="P63"><text:span text:style-name="T63">Préparation de l'article </text:span><text:span text:style-name="T64">sur l'exploration </text:span><text:span text:style-name="T65">s</text:span><text:span text:style-name="T68">toch</text:span><text:span text:style-name="T65">astique</text:span><text:span text:style-name="T64"> des séquences/conformation</text:span><text:span text:style-name="T65">s</text:span><text:span text:style-name="T64"> d'une protéine.</text:span></text:p>
        </text:list-item>
        <text:list-item>
          <text:p text:style-name="P66"><text:span text:style-name="T64">M</text:span><text:span text:style-name="T62">odifications de notre logiciel : production de trajectoires Monte-Carlo par temp</text:span><text:span text:style-name="T68">é</text:span><text:span text:style-name="T62">rature, changement du critère d’Hasting.</text:span></text:p>
        </text:list-item>
        <text:list-item>
          <text:p text:style-name="P66"><text:span text:style-name="T66">O</text:span><text:span text:style-name="T62">ptimisation des énergies de références de notre modèle sur un ensemble de domaines PDZ.</text:span></text:p>
        </text:list-item>
        <text:list-item>
          <text:p text:style-name="P67"><text:span text:style-name="T62">Amélioration de nos techniques de convergence vers l’optimum par une méthode à gradient. </text:span></text:p>
        </text:list-item>
        <text:list-item>
          <text:p text:style-name="P64"><text:span text:style-name="T70">É</text:span><text:span text:style-name="T67">valuation des énergies obtenues et comparaisons avec Rosetta.</text:span></text:p>
        </text:list-item>
        <text:list-item>
          <text:p text:style-name="P65"><text:span text:style-name="T59">Collaboration avec M. David Allouce (MIA Toulouse) <text:s/>sur <text:s/>l’apport des algorithmes « Cost Function Network«.</text:span></text:p>
        </text:list-item>
        <text:list-item>
          <text:p text:style-name="P68"><text:span text:style-name="T66">P</text:span><text:span text:style-name="T62">réparation de l’article sur le CPD appliqué à l’ensemble de domaines PDZ.</text:span></text:p>
        </text:list-item>
      </text:list>
      <text:p text:style-name="P61"><text:span text:style-name="T61"><text:s text:c="7"/></text:span></text:p>
      <text:p text:style-name="P30"/>
      <text:list xml:id="list214322153196570" text:continue-list="list2697370767107860632" text:style-name="WWNum1">
        <text:list-item>
          <text:p text:style-name="P60">Difficultés éventuelles rencontrées (précisez leur nature) : (en quelques lignes si besoin)</text:p>
        </text:list-item>
      </text:list>
      <text:p text:style-name="P32"/>
      <text:list xml:id="list214322445173507" text:continue-numbering="true" text:style-name="WWNum1">
        <text:list-item>
          <text:p text:style-name="P60">Moyens mis en œuvre pour les surmonter: (expliquez en quelques lignes le cas échéant) </text:p>
        </text:list-item>
      </text:list>
      <text:p text:style-name="P31"/>
      <text:p text:style-name="P31"/>
      <text:p text:style-name="P31"/>
      <text:p text:style-name="P31"/>
      <text:p text:style-name="P31"/>
      <text:p text:style-name="P31"/>
      <text:list xml:id="list214322804093374" text:continue-numbering="true" text:style-name="WWNum1">
        <text:list-item>
          <text:p text:style-name="P60"><text:soft-page-break/>Calendrier prévisionnel pour l’année à venir avec des objectifs pour chacun des quatre trimestres) :</text:p>
        </text:list-item>
      </text:list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42">TRIMESTRES de l’année à venir</text:p>
            <text:p text:style-name="P17"/>
          </table:table-cell>
          <table:table-cell table:style-name="Table2.A1" office:value-type="string">
            <text:p text:style-name="P43">Objectifs &amp; Taches prévues</text:p>
          </table:table-cell>
        </table:table-row>
        <table:table-row table:style-name="Table2.2">
          <table:table-cell table:style-name="Table2.A1" office:value-type="string">
            <text:p text:style-name="P45">De septembre à novembre</text:p>
            <text:p text:style-name="P7"/>
          </table:table-cell>
          <table:table-cell table:style-name="Table2.A1" office:value-type="string">
            <text:p text:style-name="P47">Publication de l 'article du CPD sur le domaine PDZ </text:p>
          </table:table-cell>
        </table:table-row>
        <table:table-row table:style-name="Table2.2">
          <table:table-cell table:style-name="Table2.A1" office:value-type="string">
            <text:p text:style-name="P45">De décembre à février</text:p>
            <text:p text:style-name="P7"/>
          </table:table-cell>
          <table:table-cell table:style-name="Table2.A1" office:value-type="string">
            <text:p text:style-name="P47">Rédaction de la thèse</text:p>
          </table:table-cell>
        </table:table-row>
        <table:table-row table:style-name="Table2.2">
          <table:table-cell table:style-name="Table2.A1" office:value-type="string">
            <text:p text:style-name="P45">De mars à mai</text:p>
            <text:p text:style-name="P7"/>
          </table:table-cell>
          <table:table-cell table:style-name="Table2.A1" office:value-type="string">
            <text:p text:style-name="P47">soutenance</text:p>
          </table:table-cell>
        </table:table-row>
        <table:table-row table:style-name="Table2.2">
          <table:table-cell table:style-name="Table2.A1" office:value-type="string">
            <text:p text:style-name="P45">De juin à aout</text:p>
            <text:p text:style-name="P7"/>
          </table:table-cell>
          <table:table-cell table:style-name="Table2.A1" office:value-type="string">
            <text:p text:style-name="P2"/>
          </table:table-cell>
        </table:table-row>
      </table:table>
      <text:p text:style-name="P10"/>
      <text:p text:style-name="P6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44">Avis du directeur de thèse</text:p>
            <text:p text:style-name="P57">…………………………………………………………………………………………………………………………………………….</text:p>
            <text:p text:style-name="P57">…………………………………………………………………………………………………………………………………………….</text:p>
            <text:p text:style-name="P57">…………………………………………………………………………………………………………………………………………….</text:p>
            <text:p text:style-name="P12"/>
            <text:p text:style-name="P70">Le Directeur de thèse</text:p>
            <text:p text:style-name="P50">Nom, prénom, date et signature</text:p>
            <text:p text:style-name="P12"/>
            <text:p text:style-name="P12"/>
            <text:p text:style-name="P12"/>
            <text:p text:style-name="P8"/>
          </table:table-cell>
        </table:table-row>
        <table:table-row table:style-name="Table3.1">
          <table:table-cell table:style-name="Table3.A1" office:value-type="string">
            <text:p text:style-name="P44">Avis du conseil de l’école doctorale</text:p>
            <text:p text:style-name="P57">…………………………………………………………………………………………………………………………………………….</text:p>
            <text:p text:style-name="P57">…………………………………………………………………………………………………………………………………………….</text:p>
            <text:p text:style-name="P57">…………………………………………………………………………………………………………………………………………….</text:p>
            <text:p text:style-name="P12"/>
            <text:p text:style-name="P54">Date et modalité de consultation du conseil de l’école doctorale</text:p>
            <text:p text:style-name="P57">…………………………………………………………………………………………………………………………………………….</text:p>
            <text:p text:style-name="P57">…………………………………………………………………………………………………………………………………………….</text:p>
            <text:p text:style-name="P12"/>
            <text:p text:style-name="P70">Au nom du conseil de l’école doctorale, le président du conseil de l’école doctorale</text:p>
            <text:p text:style-name="P50">Nom, prénom, date et signature</text:p>
            <text:p text:style-name="P12"/>
            <text:p text:style-name="P12"/>
            <text:p text:style-name="P12"/>
            <text:p text:style-name="P8"><text:soft-page-break/></text:p>
          </table:table-cell>
        </table:table-row>
        <table:table-row table:style-name="Table3.1">
          <table:table-cell table:style-name="Table3.A1" office:value-type="string">
            <text:p text:style-name="P46">Après avis du directeur de thèse et du conseil de l’école doctorale sur la demande de dérogation portant sur la durée de la thèse déposée par </text:p>
            <text:p text:style-name="P58">Civilité : <text:s text:c="25"/>Nom : <text:s text:c="36"/>Nom d’usage : <text:s text:c="29"/>Prénom : <text:s text:c="25"/>Né(e) le : <text:s text:c="6"/>/ <text:s text:c="6"/>/ <text:s text:c="12"/>à : <text:s text:c="39"/>Pays : <text:s text:c="41"/></text:p>
            <text:p text:style-name="P14"/>
            <text:p text:style-name="P18"><text:bookmark text:name="__Fieldmark__226_1807227735"/><text:bookmark text:name="__Fieldmark__209_1392699435"/><field:fieldmark text:name="__Fieldmark__794_755642710" field:type="vnd.oasis.opendocument.field.FORMCHECKBOX"/><text:s/><text:span text:style-name="T6">Le directeur de l’école doctorale </text:span><text:span text:style-name="T45">propose au chef d’établissement d’accorder la dérogation </text:span></text:p>
            <text:p text:style-name="Standard"><text:bookmark text:name="__Fieldmark__234_1807227735"/><text:bookmark text:name="__Fieldmark__219_1392699435"/><field:fieldmark text:name="__Fieldmark__808_755642710" field:type="vnd.oasis.opendocument.field.FORMCHECKBOX"/><text:s/><text:span text:style-name="T6">Le directeur de l’école doctorale </text:span><text:span text:style-name="T45">refuse la demande de </text:span></text:p>
            <text:p text:style-name="P13"/>
            <text:p text:style-name="P70">Le directeur de l’école doctorale </text:p>
            <text:p text:style-name="P50">Nom, prénom, date et signature</text:p>
            <text:p text:style-name="P12"/>
            <text:p text:style-name="P13"/>
            <text:p text:style-name="P13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erif Condensed1" svg:font-family="'DejaVu Serif Condensed'" style:font-family-generic="roman"/>
    <style:font-face style:name="FreeSans1" svg:font-family="FreeSans" style:font-family-generic="swiss"/>
    <style:font-face style:name="Cabin" svg:font-family="Cabin" style:font-pitch="variable"/>
    <style:font-face style:name="DejaVu Serif Condensed" svg:font-family="'DejaVu Serif Condensed'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Open Sans" svg:font-family="'Ope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Open Sans1" svg:font-family="'Open Sans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fr" fo:country="FR" style:letter-kerning="true" style:font-name-asian="Times New Roman1" style:font-size-asian="10pt" style:language-asian="fr" style:country-asian="FR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0pt" fo:language="fr" fo:country="FR" style:letter-kerning="true" style:font-name-asian="Times New Roman1" style:font-size-asian="10pt" style:language-asian="fr" style:country-asian="FR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.106cm" fo:margin-bottom="0cm" loext:contextual-spacing="false" fo:text-align="start" style:justify-single-word="false" fo:orphans="2" fo:widows="2" fo:hyphenation-ladder-count="no-limit" style:writing-mode="lr-tb">
        <style:tab-stops>
          <style:tab-stop style:position="17.002cm" style:leader-style="dotted" style:leader-text="."/>
          <style:tab-stop style:position="17.253cm" style:leader-style="dotted" style:leader-text="."/>
        </style:tab-stops>
      </style:paragraph-properties>
      <style:text-properties fo:color="#00000a" style:font-name="Calibri" fo:font-family="Calibri" style:font-family-generic="roman" style:font-pitch="variable" fo:font-size="10pt" fo:language="fr" fo:country="FR" style:font-name-asian="Times New Roman1" style:font-family-asian="'Times New Roman'" style:font-family-generic-asian="system" style:font-pitch-asian="variable" style:font-size-asian="10pt" style:language-asian="fr" style:country-asian="FR" style:font-name-complex="Times New Roman1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423cm" fo:margin-bottom="0.106cm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9" style:display-name="Heading 9" style:family="paragraph" style:parent-style-name="Standard" style:next-style-name="Standard" style:auto-update="true" style:default-outline-level="9" style:list-style-name="" style:class="text">
      <loext:graphic-properties draw:fill="solid" draw:fill-color="#e0e0e0" draw:opacity="100%"/>
      <style:paragraph-properties fo:text-align="justify" style:justify-single-word="false" fo:keep-together="always" fo:background-color="#e0e0e0" fo:keep-with-next="always">
        <style:tab-stops>
          <style:tab-stop style:position="8.251cm" style:leader-style="dotted" style:leader-text="."/>
          <style:tab-stop style:position="17.503cm" style:leader-style="dotted" style:leader-text="."/>
        </style:tab-stops>
      </style:paragraph-properties>
      <style:text-properties fo:color="#404040" style:font-name="Cambria" fo:font-family="Cambria" style:font-family-generic="roman" style:font-pitch="variable" fo:font-style="italic" style:font-style-asian="italic" style:font-size-complex="10pt" style:font-style-complex="italic"/>
    </style:style>
    <style:style style:name="Head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1pt" style:font-name-asian="Calibri1" style:font-family-asian="Calibri" style:font-family-generic-asian="system" style:font-pitch-asian="variable" style:font-size-asian="11pt" style:language-asian="en" style:country-asian="US" style:font-size-complex="11pt"/>
    </style:style>
    <style:style style:name="Foot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1pt" style:font-name-asian="Calibri1" style:font-family-asian="Calibri" style:font-family-generic-asian="system" style:font-pitch-asian="variable" style:font-size-asian="11pt" style:language-asian="en" style:country-asian="US" style:font-size-complex="11pt"/>
    </style:style>
    <style:style style:name="footnote_20_text" style:display-name="footnote text" style:family="paragraph" style:parent-style-name="Standard" style:default-outline-level="">
      <style:text-properties style:font-size-complex="10pt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1.249cm" fo:margin-right="0cm" fo:margin-top="0cm" fo:margin-bottom="0cm" loext:contextual-spacing="false" fo:hyphenation-ladder-count="no-limit" fo:text-indent="0cm" style:auto-text-indent="false"/>
      <style:text-properties style:font-name="Open Sans" fo:font-family="'Open Sans'" style:font-family-generic="roman" style:font-pitch="variable" fo:font-size="11pt" style:font-name-asian="SimSun" style:font-family-asian="SimSun" style:font-family-generic-asian="system" style:font-pitch-asian="variable" style:font-size-asian="11pt" style:language-asian="ar" style:country-asian="SA" style:font-name-complex="Open Sans1" style:font-family-complex="'Open Sans'" style:font-family-generic-complex="system" style:font-pitch-complex="variable" fo:hyphenate="false" fo:hyphenation-remain-char-count="2" fo:hyphenation-push-char-count="2"/>
    </style:style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Titre_20_9_20_Car" style:display-name="Titre 9 Car" style:family="text">
      <style:text-properties fo:color="#404040" style:font-name="Cambria" fo:font-family="Cambria" style:font-family-generic="roman" style:font-pitch="variable" fo:font-style="italic" fo:background-color="#e0e0e0" style:font-style-asian="italic" style:font-style-complex="italic"/>
    </style:style>
    <style:style style:name="En-tête_20_Car" style:display-name="En-tête Car" style:family="text"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language-asian="en" style:country-asian="US" style:font-size-complex="11pt"/>
    </style:style>
    <style:style style:name="Pied_20_de_20_page_20_Car" style:display-name="Pied de page Car" style:family="text"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language-asian="en" style:country-asian="US" style:font-size-complex="11pt"/>
    </style:style>
    <style:style style:name="Note_20_de_20_bas_20_de_20_page_20_Car" style:display-name="Note de bas de page Car" style:family="text">
      <style:text-properties style:font-name="Calibri" fo:font-family="Calibri" style:font-family-generic="roman" style:font-pitch="variable"/>
    </style:style>
    <style:style style:name="footnote_20_reference" style:display-name="footnote reference" style:family="text">
      <style:text-properties style:text-position="super 58%"/>
    </style:style>
    <style:style style:name="Internet_20_link" style:display-name="Internet link" style:family="tex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xte_20_de_20_bulles_20_Car" style:display-name="Texte de bulles Car" style:family="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Strong" style:family="text">
      <style:text-properties fo:font-weight="bold" style:font-weight-asian="bold" style:font-weight-complex="bold"/>
    </style:style>
    <style:style style:name="Book_20_Title" style:display-name="Book Title" style:family="text">
      <style:text-properties fo:font-variant="small-caps" fo:letter-spacing="0.009cm" fo:font-weight="bold" style:font-weight-asian="bold" style:font-weight-complex="bold"/>
    </style:style>
    <style:style style:name="Titre_20_5_20_Car" style:display-name="Titre 5 Car" style:family="text">
      <style:text-properties style:font-name="Calibri" fo:font-family="Calibri" style:font-family-generic="roman" style:font-pitch="variable" fo:font-size="13pt" fo:font-style="italic" fo:font-weight="bold" style:font-name-asian="Times New Roman1" style:font-family-asian="'Times New Roman'" style:font-family-generic-asian="system" style:font-pitch-asian="variable" style:font-size-asian="13pt" style:font-style-asian="italic" style:font-weight-asian="bold" style:font-name-complex="Times New Roman1" style:font-family-complex="'Times New Roman'" style:font-family-generic-complex="system" style:font-pitch-complex="variable" style:font-size-complex="13pt" style:font-style-complex="italic" style:font-weight-complex="bold"/>
    </style:style>
    <style:style style:name="ListLabel_20_1" style:display-name="ListLabel 1" style:family="text">
      <style:text-properties fo:font-weight="bold" style:font-weight-asian="bold"/>
    </style:style>
    <style:style style:name="ListLabel_20_2" style:display-name="ListLabel 2" style:family="text">
      <style:text-properties fo:font-weight="bold" style:font-weight-asian="bold"/>
    </style:style>
    <style:style style:name="ListLabel_20_3" style:display-name="ListLabel 3" style:family="text">
      <style:text-properties fo:font-weight="bold" style:font-weight-asian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3" style:num-suffix="." style:num-format="1">
        <style:list-level-properties text:list-level-position-and-space-mode="label-alignment">
          <style:list-level-label-alignment text:label-followed-by="listtab" fo:text-indent="-0.635cm" fo:margin-left="1.136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-0.095cm" fo:margin-top="0.106cm" fo:margin-bottom="0cm" loext:contextual-spacing="false" fo:text-align="end" style:justify-single-word="false" fo:text-indent="0cm" style:auto-text-indent="false">
        <style:tab-stops>
          <style:tab-stop style:position="8.001cm" style:type="center"/>
          <style:tab-stop style:position="16.002cm" style:type="right"/>
          <style:tab-stop style:position="17.145cm" style:type="right"/>
        </style:tab-stops>
      </style:paragraph-properties>
    </style:style>
    <style:style style:name="MP2" style:family="paragraph" style:parent-style-name="Header">
      <style:paragraph-properties fo:margin-left="0cm" fo:margin-right="-0.111cm" fo:text-align="end" style:justify-single-word="false" fo:text-indent="0cm" style:auto-text-indent="false">
        <style:tab-stops>
          <style:tab-stop style:position="8.001cm" style:type="center"/>
          <style:tab-stop style:position="16.002cm" style:type="right"/>
          <style:tab-stop style:position="17.161cm" style:type="right"/>
        </style:tab-stops>
      </style:paragraph-properties>
      <style:text-properties fo:font-style="italic" style:font-style-asian="italic"/>
    </style:style>
    <style:style style:name="MP3" style:family="paragraph" style:parent-style-name="Footer">
      <style:paragraph-properties fo:margin-top="0.106cm" fo:margin-bottom="0cm" loext:contextual-spacing="false">
        <style:tab-stops>
          <style:tab-stop style:position="8.001cm" style:type="center"/>
          <style:tab-stop style:position="16.002cm" style:type="right"/>
        </style:tab-stops>
      </style:paragraph-properties>
      <style:text-properties fo:color="#64003c" style:font-name="Open Sans" fo:font-size="10pt" style:font-size-asian="10pt" style:font-name-complex="Open Sans1" style:font-size-complex="10pt"/>
    </style:style>
    <style:style style:name="MP4" style:family="paragraph" style:parent-style-name="Footer">
      <style:text-properties fo:color="#64003c" style:font-name="Open Sans" fo:font-size="10pt" style:font-size-asian="10pt" style:font-name-complex="Open Sans1" style:font-size-complex="10pt"/>
    </style:style>
    <style:style style:name="MP5" style:family="paragraph" style:parent-style-name="Footer">
      <style:paragraph-properties>
        <style:tab-stops>
          <style:tab-stop style:position="8.001cm" style:type="center"/>
          <style:tab-stop style:position="16.002cm" style:type="right"/>
          <style:tab-stop style:position="16.51cm" style:type="right"/>
        </style:tab-stops>
      </style:paragraph-properties>
      <style:text-properties fo:color="#64003c" fo:font-size="10pt" fo:font-style="italic" style:font-size-asian="10pt" style:font-style-asian="italic" style:font-size-complex="10pt"/>
    </style:style>
    <style:style style:name="MT1" style:family="text">
      <style:text-properties fo:font-style="italic" style:font-style-asian="italic"/>
    </style:style>
    <style:style style:name="MT2" style:family="text">
      <style:text-properties style:text-position="super 58%" fo:font-style="italic" style:font-style-asian="italic"/>
    </style:style>
    <style:style style:name="Mfr1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319cm" fo:margin-right="0.319cm" fo:margin-top="0cm" fo:margin-bottom="0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page-layout style:name="Mpm1">
      <style:page-layout-properties fo:page-width="21.001cm" fo:page-height="29.7cm" style:num-format="1" style:print-orientation="portrait" fo:margin-top="1.251cm" fo:margin-bottom="0.497cm" fo:margin-left="2cm" fo:margin-right="1.501cm" style:writing-mode="lr-tb" style:layout-grid-color="#c0c0c0" style:layout-grid-lines="40" style:layout-grid-base-height="0.439cm" style:layout-grid-ruby-height="0.196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75cm" fo:margin-left="0cm" fo:margin-right="0cm" fo:margin-bottom="1.649cm" style:dynamic-spacing="true"/>
      </style:header-style>
      <style:footer-style>
        <style:header-footer-properties fo:min-height="0.503cm" fo:margin-left="0cm" fo:margin-right="0cm" fo:margin-top="0.402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tab/><text:span text:style-name="MT1">Inscription au-delà de la 3</text:span><text:span text:style-name="MT2">ème</text:span><text:span text:style-name="MT1"> année de doctorat</text:span><draw:frame draw:style-name="Mfr1" draw:name="Picture" text:anchor-type="char" svg:x="-0.009cm" svg:y="-0.173cm" svg:width="3.889cm" svg:height="1.316cm" draw:z-index="4"><draw:image xlink:href="Pictures/100000000000082A000002C31666FA16878F479E.jpg" xlink:type="simple" xlink:show="embed" xlink:actuate="onLoad"/></draw:frame></text:p>
        <text:p text:style-name="MP2">à l’Université Paris-Saclay </text:p>
        <text:p text:style-name="Header"/>
      </style:header>
      <style:footer>
        <text:p text:style-name="MP3">www.universite-paris-saclay.fr<text:tab/> <text:s text:c="8"/><draw:frame draw:style-name="Mfr2" draw:name="Image1" text:anchor-type="char" svg:x="14.794cm" svg:y="-0.238cm" svg:width="1.593cm" svg:height="2.194cm" draw:z-index="9"><draw:image xlink:href="Pictures/10000200000000A2000000DF0E2208031353C9D2.png" xlink:type="simple" xlink:show="embed" xlink:actuate="onLoad"/></draw:frame></text:p>
        <text:p text:style-name="MP4">Espace Technologique / Immeuble Discovery </text:p>
        <text:p text:style-name="MP4">Route de l’Orme aux Merisiers RD 128 / 91190 Saint-Aubin, France </text:p>
        <text:p text:style-name="MP5"><text:tab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3T10:45:00</meta:creation-date>
    <meta:initial-creator>Sylvie Royer</meta:initial-creator>
    <dc:language>en-US</dc:language>
    <meta:print-date>2014-06-16T08:46:00</meta:print-date>
    <dc:date>2016-11-01T21:43:20.698408145</dc:date>
    <meta:editing-cycles>14</meta:editing-cycles>
    <meta:editing-duration>PT2H15M20S</meta:editing-duration>
    <meta:generator>LibreOffice/5.2.3.1$Linux_X86_64 LibreOffice_project/20m0$Build-1</meta:generator>
    <meta:document-statistic meta:table-count="3" meta:image-count="2" meta:object-count="0" meta:page-count="5" meta:paragraph-count="90" meta:word-count="898" meta:character-count="6480" meta:non-whitespace-character-count="5033"/>
    <meta:template xlink:type="simple" xlink:actuate="onRequest" xlink:title="Normal.dotm" xlink:href=""/>
  </office:meta>
</office:document-meta>
</file>